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3" table:visibility="collapse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It-time</text:p>
          </table:table-cell>
          <table:table-cell table:number-columns-repeated="4"/>
          <table:table-cell office:value-type="string" calcext:value-type="string">
            <text:p>Dram-nvm</text:p>
          </table:table-cell>
          <table:table-cell office:value-type="string" calcext:value-type="string">
            <text:p>analys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]-[.F2]" office:value-type="float" office:value="1.43906" calcext:value-type="float">
            <text:p>1.43906</text:p>
          </table:table-cell>
          <table:table-cell office:value-type="float" office:value="1.439116" calcext:value-type="float">
            <text:p>1.439116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1.440508" calcext:value-type="float">
            <text:p>1.440508</text:p>
          </table:table-cell>
          <table:table-cell office:value-type="float" office:value="0.773329" calcext:value-type="float">
            <text:p>0.773329</text:p>
          </table:table-cell>
          <table:table-cell office:value-type="float" office:value="0.258923" calcext:value-type="float">
            <text:p>0.258923</text:p>
          </table:table-cell>
          <table:table-cell office:value-type="float" office:value="0.407879" calcext:value-type="float">
            <text:p>0.407879</text:p>
          </table:table-cell>
          <table:table-cell office:value-type="float" office:value="1.440635" calcext:value-type="float">
            <text:p>1.4406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]-[.F3]" office:value-type="float" office:value="1.493259" calcext:value-type="float">
            <text:p>1.493259</text:p>
          </table:table-cell>
          <table:table-cell office:value-type="float" office:value="8.663801" calcext:value-type="float">
            <text:p>8.663801</text:p>
          </table:table-cell>
          <table:table-cell office:value-type="float" office:value="7.170542" calcext:value-type="float">
            <text:p>7.170542</text:p>
          </table:table-cell>
          <table:table-cell office:value-type="float" office:value="8.681481" calcext:value-type="float">
            <text:p>8.681481</text:p>
          </table:table-cell>
          <table:table-cell office:value-type="float" office:value="0.027138" calcext:value-type="float">
            <text:p>0.027138</text:p>
          </table:table-cell>
          <table:table-cell office:value-type="float" office:value="0.136488" calcext:value-type="float">
            <text:p>0.136488</text:p>
          </table:table-cell>
          <table:table-cell office:value-type="float" office:value="8.516605" calcext:value-type="float">
            <text:p>8.516605</text:p>
          </table:table-cell>
          <table:table-cell office:value-type="float" office:value="8.681646" calcext:value-type="float">
            <text:p>8.6816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4]-[.F4]" office:value-type="float" office:value="1.498866" calcext:value-type="float">
            <text:p>1.498866</text:p>
          </table:table-cell>
          <table:table-cell office:value-type="float" office:value="7.327017" calcext:value-type="float">
            <text:p>7.327017</text:p>
          </table:table-cell>
          <table:table-cell office:value-type="float" office:value="5.828151" calcext:value-type="float">
            <text:p>5.828151</text:p>
          </table:table-cell>
          <table:table-cell office:value-type="float" office:value="7.341899" calcext:value-type="float">
            <text:p>7.341899</text:p>
          </table:table-cell>
          <table:table-cell office:value-type="float" office:value="0.005838" calcext:value-type="float">
            <text:p>0.005838</text:p>
          </table:table-cell>
          <table:table-cell office:value-type="float" office:value="0.094237" calcext:value-type="float">
            <text:p>0.094237</text:p>
          </table:table-cell>
          <table:table-cell office:value-type="float" office:value="7.240999" calcext:value-type="float">
            <text:p>7.240999</text:p>
          </table:table-cell>
          <table:table-cell office:value-type="float" office:value="7.342061" calcext:value-type="float">
            <text:p>7.3420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]-[.F5]" office:value-type="float" office:value="1.491604" calcext:value-type="float">
            <text:p>1.491604</text:p>
          </table:table-cell>
          <table:table-cell office:value-type="float" office:value="7.410583" calcext:value-type="float">
            <text:p>7.410583</text:p>
          </table:table-cell>
          <table:table-cell office:value-type="float" office:value="5.918979" calcext:value-type="float">
            <text:p>5.918979</text:p>
          </table:table-cell>
          <table:table-cell office:value-type="float" office:value="7.425656" calcext:value-type="float">
            <text:p>7.425656</text:p>
          </table:table-cell>
          <table:table-cell office:value-type="float" office:value="0.005766" calcext:value-type="float">
            <text:p>0.005766</text:p>
          </table:table-cell>
          <table:table-cell office:value-type="float" office:value="0.07074" calcext:value-type="float">
            <text:p>0.07074</text:p>
          </table:table-cell>
          <table:table-cell office:value-type="float" office:value="7.348211" calcext:value-type="float">
            <text:p>7.348211</text:p>
          </table:table-cell>
          <table:table-cell office:value-type="float" office:value="7.425818" calcext:value-type="float">
            <text:p>7.4258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6]-[.F6]" office:value-type="float" office:value="1.483889" calcext:value-type="float">
            <text:p>1.483889</text:p>
          </table:table-cell>
          <table:table-cell office:value-type="float" office:value="5.829896" calcext:value-type="float">
            <text:p>5.829896</text:p>
          </table:table-cell>
          <table:table-cell office:value-type="float" office:value="4.346007" calcext:value-type="float">
            <text:p>4.346007</text:p>
          </table:table-cell>
          <table:table-cell office:value-type="float" office:value="5.84173" calcext:value-type="float">
            <text:p>5.84173</text:p>
          </table:table-cell>
          <table:table-cell office:value-type="float" office:value="0.005607" calcext:value-type="float">
            <text:p>0.005607</text:p>
          </table:table-cell>
          <table:table-cell office:value-type="float" office:value="0.05783" calcext:value-type="float">
            <text:p>0.05783</text:p>
          </table:table-cell>
          <table:table-cell office:value-type="float" office:value="5.777275" calcext:value-type="float">
            <text:p>5.777275</text:p>
          </table:table-cell>
          <table:table-cell office:value-type="float" office:value="5.841846" calcext:value-type="float">
            <text:p>5.8418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]-[.F7]" office:value-type="float" office:value="1.484504" calcext:value-type="float">
            <text:p>1.484504</text:p>
          </table:table-cell>
          <table:table-cell office:value-type="float" office:value="5.373607" calcext:value-type="float">
            <text:p>5.373607</text:p>
          </table:table-cell>
          <table:table-cell office:value-type="float" office:value="3.889103" calcext:value-type="float">
            <text:p>3.889103</text:p>
          </table:table-cell>
          <table:table-cell office:value-type="float" office:value="5.384492" calcext:value-type="float">
            <text:p>5.384492</text:p>
          </table:table-cell>
          <table:table-cell office:value-type="float" office:value="0.005606" calcext:value-type="float">
            <text:p>0.005606</text:p>
          </table:table-cell>
          <table:table-cell office:value-type="float" office:value="0.048744" calcext:value-type="float">
            <text:p>0.048744</text:p>
          </table:table-cell>
          <table:table-cell office:value-type="float" office:value="5.328919" calcext:value-type="float">
            <text:p>5.328919</text:p>
          </table:table-cell>
          <table:table-cell office:value-type="float" office:value="5.384608" calcext:value-type="float">
            <text:p>5.3846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]-[.F8]" office:value-type="float" office:value="1.560319" calcext:value-type="float">
            <text:p>1.560319</text:p>
          </table:table-cell>
          <table:table-cell office:value-type="float" office:value="5.423239" calcext:value-type="float">
            <text:p>5.423239</text:p>
          </table:table-cell>
          <table:table-cell office:value-type="float" office:value="3.86292" calcext:value-type="float">
            <text:p>3.86292</text:p>
          </table:table-cell>
          <table:table-cell office:value-type="float" office:value="5.434259" calcext:value-type="float">
            <text:p>5.434259</text:p>
          </table:table-cell>
          <table:table-cell office:value-type="float" office:value="0.005686" calcext:value-type="float">
            <text:p>0.005686</text:p>
          </table:table-cell>
          <table:table-cell office:value-type="float" office:value="0.044483" calcext:value-type="float">
            <text:p>0.044483</text:p>
          </table:table-cell>
          <table:table-cell office:value-type="float" office:value="5.381623" calcext:value-type="float">
            <text:p>5.381623</text:p>
          </table:table-cell>
          <table:table-cell office:value-type="float" office:value="5.434376" calcext:value-type="float">
            <text:p>5.4343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9]-[.F9]" office:value-type="float" office:value="1.607303" calcext:value-type="float">
            <text:p>1.607303</text:p>
          </table:table-cell>
          <table:table-cell office:value-type="float" office:value="5.614696" calcext:value-type="float">
            <text:p>5.614696</text:p>
          </table:table-cell>
          <table:table-cell office:value-type="float" office:value="4.007393" calcext:value-type="float">
            <text:p>4.007393</text:p>
          </table:table-cell>
          <table:table-cell office:value-type="float" office:value="5.626117" calcext:value-type="float">
            <text:p>5.626117</text:p>
          </table:table-cell>
          <table:table-cell office:value-type="float" office:value="0.005767" calcext:value-type="float">
            <text:p>0.005767</text:p>
          </table:table-cell>
          <table:table-cell office:value-type="float" office:value="0.041248" calcext:value-type="float">
            <text:p>0.041248</text:p>
          </table:table-cell>
          <table:table-cell office:value-type="float" office:value="5.577418" calcext:value-type="float">
            <text:p>5.577418</text:p>
          </table:table-cell>
          <table:table-cell office:value-type="float" office:value="5.626235" calcext:value-type="float">
            <text:p>5.6262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10]-[.F10]" office:value-type="float" office:value="1.598094" calcext:value-type="float">
            <text:p>1.598094</text:p>
          </table:table-cell>
          <table:table-cell office:value-type="float" office:value="6.527286" calcext:value-type="float">
            <text:p>6.527286</text:p>
          </table:table-cell>
          <table:table-cell office:value-type="float" office:value="4.929192" calcext:value-type="float">
            <text:p>4.929192</text:p>
          </table:table-cell>
          <table:table-cell office:value-type="float" office:value="6.540493" calcext:value-type="float">
            <text:p>6.540493</text:p>
          </table:table-cell>
          <table:table-cell office:value-type="float" office:value="0.005876" calcext:value-type="float">
            <text:p>0.005876</text:p>
          </table:table-cell>
          <table:table-cell office:value-type="float" office:value="0.036669" calcext:value-type="float">
            <text:p>0.036669</text:p>
          </table:table-cell>
          <table:table-cell office:value-type="float" office:value="6.496057" calcext:value-type="float">
            <text:p>6.496057</text:p>
          </table:table-cell>
          <table:table-cell office:value-type="float" office:value="6.540609" calcext:value-type="float">
            <text:p>6.5406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1]-[.F11]" office:value-type="float" office:value="1.597302" calcext:value-type="float">
            <text:p>1.597302</text:p>
          </table:table-cell>
          <table:table-cell office:value-type="float" office:value="6.774927" calcext:value-type="float">
            <text:p>6.774927</text:p>
          </table:table-cell>
          <table:table-cell office:value-type="float" office:value="5.177625" calcext:value-type="float">
            <text:p>5.177625</text:p>
          </table:table-cell>
          <table:table-cell office:value-type="float" office:value="6.788655" calcext:value-type="float">
            <text:p>6.788655</text:p>
          </table:table-cell>
          <table:table-cell office:value-type="float" office:value="0.005835" calcext:value-type="float">
            <text:p>0.005835</text:p>
          </table:table-cell>
          <table:table-cell office:value-type="float" office:value="0.034502" calcext:value-type="float">
            <text:p>0.034502</text:p>
          </table:table-cell>
          <table:table-cell office:value-type="float" office:value="6.746222" calcext:value-type="float">
            <text:p>6.746222</text:p>
          </table:table-cell>
          <table:table-cell office:value-type="float" office:value="6.788776" calcext:value-type="float">
            <text:p>6.7887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2]-[.F12]" office:value-type="float" office:value="1.663967" calcext:value-type="float">
            <text:p>1.663967</text:p>
          </table:table-cell>
          <table:table-cell office:value-type="float" office:value="6.766992" calcext:value-type="float">
            <text:p>6.766992</text:p>
          </table:table-cell>
          <table:table-cell office:value-type="float" office:value="5.103025" calcext:value-type="float">
            <text:p>5.103025</text:p>
          </table:table-cell>
          <table:table-cell office:value-type="float" office:value="6.780678" calcext:value-type="float">
            <text:p>6.780678</text:p>
          </table:table-cell>
          <table:table-cell office:value-type="float" office:value="0.006015" calcext:value-type="float">
            <text:p>0.006015</text:p>
          </table:table-cell>
          <table:table-cell office:value-type="float" office:value="0.032288" calcext:value-type="float">
            <text:p>0.032288</text:p>
          </table:table-cell>
          <table:table-cell office:value-type="float" office:value="6.739963" calcext:value-type="float">
            <text:p>6.739963</text:p>
          </table:table-cell>
          <table:table-cell office:value-type="float" office:value="6.780798" calcext:value-type="float">
            <text:p>6.7807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3]-[.F13]" office:value-type="float" office:value="1.742628" calcext:value-type="float">
            <text:p>1.742628</text:p>
          </table:table-cell>
          <table:table-cell office:value-type="float" office:value="6.779997" calcext:value-type="float">
            <text:p>6.779997</text:p>
          </table:table-cell>
          <table:table-cell office:value-type="float" office:value="5.037369" calcext:value-type="float">
            <text:p>5.037369</text:p>
          </table:table-cell>
          <table:table-cell office:value-type="float" office:value="6.793738" calcext:value-type="float">
            <text:p>6.793738</text:p>
          </table:table-cell>
          <table:table-cell office:value-type="float" office:value="0.006301" calcext:value-type="float">
            <text:p>0.006301</text:p>
          </table:table-cell>
          <table:table-cell office:value-type="float" office:value="0.032518" calcext:value-type="float">
            <text:p>0.032518</text:p>
          </table:table-cell>
          <table:table-cell office:value-type="float" office:value="6.751649" calcext:value-type="float">
            <text:p>6.751649</text:p>
          </table:table-cell>
          <table:table-cell office:value-type="float" office:value="6.793794" calcext:value-type="float">
            <text:p>6.7937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E14]-[.F14]" office:value-type="float" office:value="1.740387" calcext:value-type="float">
            <text:p>1.740387</text:p>
          </table:table-cell>
          <table:table-cell office:value-type="float" office:value="6.456836" calcext:value-type="float">
            <text:p>6.456836</text:p>
          </table:table-cell>
          <table:table-cell office:value-type="float" office:value="4.716449" calcext:value-type="float">
            <text:p>4.716449</text:p>
          </table:table-cell>
          <table:table-cell office:value-type="float" office:value="6.469908" calcext:value-type="float">
            <text:p>6.469908</text:p>
          </table:table-cell>
          <table:table-cell office:value-type="float" office:value="0.006002" calcext:value-type="float">
            <text:p>0.006002</text:p>
          </table:table-cell>
          <table:table-cell office:value-type="float" office:value="0.03141" calcext:value-type="float">
            <text:p>0.03141</text:p>
          </table:table-cell>
          <table:table-cell office:value-type="float" office:value="6.429512" calcext:value-type="float">
            <text:p>6.429512</text:p>
          </table:table-cell>
          <table:table-cell office:value-type="float" office:value="6.470024" calcext:value-type="float">
            <text:p>6.4700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15]-[.F15]" office:value-type="float" office:value="1.740536" calcext:value-type="float">
            <text:p>1.740536</text:p>
          </table:table-cell>
          <table:table-cell office:value-type="float" office:value="5.96921" calcext:value-type="float">
            <text:p>5.96921</text:p>
          </table:table-cell>
          <table:table-cell office:value-type="float" office:value="4.228674" calcext:value-type="float">
            <text:p>4.228674</text:p>
          </table:table-cell>
          <table:table-cell office:value-type="float" office:value="5.981323" calcext:value-type="float">
            <text:p>5.981323</text:p>
          </table:table-cell>
          <table:table-cell office:value-type="float" office:value="0.006099" calcext:value-type="float">
            <text:p>0.006099</text:p>
          </table:table-cell>
          <table:table-cell office:value-type="float" office:value="0.02839" calcext:value-type="float">
            <text:p>0.02839</text:p>
          </table:table-cell>
          <table:table-cell office:value-type="float" office:value="5.943709" calcext:value-type="float">
            <text:p>5.943709</text:p>
          </table:table-cell>
          <table:table-cell office:value-type="float" office:value="5.981441" calcext:value-type="float">
            <text:p>5.9814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6]-[.F16]" office:value-type="float" office:value="1.723076" calcext:value-type="float">
            <text:p>1.723076</text:p>
          </table:table-cell>
          <table:table-cell office:value-type="float" office:value="5.604018" calcext:value-type="float">
            <text:p>5.604018</text:p>
          </table:table-cell>
          <table:table-cell office:value-type="float" office:value="3.880942" calcext:value-type="float">
            <text:p>3.880942</text:p>
          </table:table-cell>
          <table:table-cell office:value-type="float" office:value="5.615453" calcext:value-type="float">
            <text:p>5.615453</text:p>
          </table:table-cell>
          <table:table-cell office:value-type="float" office:value="0.005869" calcext:value-type="float">
            <text:p>0.005869</text:p>
          </table:table-cell>
          <table:table-cell office:value-type="float" office:value="0.031645" calcext:value-type="float">
            <text:p>0.031645</text:p>
          </table:table-cell>
          <table:table-cell office:value-type="float" office:value="5.572955" calcext:value-type="float">
            <text:p>5.572955</text:p>
          </table:table-cell>
          <table:table-cell office:value-type="float" office:value="5.615572" calcext:value-type="float">
            <text:p>5.6155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7]-[.F17]" office:value-type="float" office:value="0.872665" calcext:value-type="float">
            <text:p>0.872665</text:p>
          </table:table-cell>
          <table:table-cell office:value-type="float" office:value="0.873416" calcext:value-type="float">
            <text:p>0.873416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0.874806" calcext:value-type="float">
            <text:p>0.874806</text:p>
          </table:table-cell>
          <table:table-cell office:value-type="float" office:value="0.189378" calcext:value-type="float">
            <text:p>0.189378</text:p>
          </table:table-cell>
          <table:table-cell office:value-type="float" office:value="0.264541" calcext:value-type="float">
            <text:p>0.264541</text:p>
          </table:table-cell>
          <table:table-cell office:value-type="float" office:value="0.42043" calcext:value-type="float">
            <text:p>0.42043</text:p>
          </table:table-cell>
          <table:table-cell office:value-type="float" office:value="0.874872" calcext:value-type="float">
            <text:p>0.874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18]-[.F18]" office:value-type="float" office:value="0.934692" calcext:value-type="float">
            <text:p>0.934692</text:p>
          </table:table-cell>
          <table:table-cell office:value-type="float" office:value="8.490866" calcext:value-type="float">
            <text:p>8.490866</text:p>
          </table:table-cell>
          <table:table-cell office:value-type="float" office:value="7.556174" calcext:value-type="float">
            <text:p>7.556174</text:p>
          </table:table-cell>
          <table:table-cell office:value-type="float" office:value="8.508088" calcext:value-type="float">
            <text:p>8.508088</text:p>
          </table:table-cell>
          <table:table-cell office:value-type="float" office:value="0.048228" calcext:value-type="float">
            <text:p>0.048228</text:p>
          </table:table-cell>
          <table:table-cell office:value-type="float" office:value="0.136617" calcext:value-type="float">
            <text:p>0.136617</text:p>
          </table:table-cell>
          <table:table-cell office:value-type="float" office:value="8.32204" calcext:value-type="float">
            <text:p>8.32204</text:p>
          </table:table-cell>
          <table:table-cell office:value-type="float" office:value="8.508254" calcext:value-type="float">
            <text:p>8.5082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19]-[.F19]" office:value-type="float" office:value="0.928444000000001" calcext:value-type="float">
            <text:p>0.928444000000001</text:p>
          </table:table-cell>
          <table:table-cell office:value-type="float" office:value="8.088157" calcext:value-type="float">
            <text:p>8.088157</text:p>
          </table:table-cell>
          <table:table-cell office:value-type="float" office:value="7.159713" calcext:value-type="float">
            <text:p>7.159713</text:p>
          </table:table-cell>
          <table:table-cell office:value-type="float" office:value="8.104563" calcext:value-type="float">
            <text:p>8.104563</text:p>
          </table:table-cell>
          <table:table-cell office:value-type="float" office:value="0.048414" calcext:value-type="float">
            <text:p>0.048414</text:p>
          </table:table-cell>
          <table:table-cell office:value-type="float" office:value="0.097239" calcext:value-type="float">
            <text:p>0.097239</text:p>
          </table:table-cell>
          <table:table-cell office:value-type="float" office:value="7.957604" calcext:value-type="float">
            <text:p>7.957604</text:p>
          </table:table-cell>
          <table:table-cell office:value-type="float" office:value="8.104727" calcext:value-type="float">
            <text:p>8.1047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20]-[.F20]" office:value-type="float" office:value="0.889897" calcext:value-type="float">
            <text:p>0.889897</text:p>
          </table:table-cell>
          <table:table-cell office:value-type="float" office:value="7.208394" calcext:value-type="float">
            <text:p>7.208394</text:p>
          </table:table-cell>
          <table:table-cell office:value-type="float" office:value="6.318497" calcext:value-type="float">
            <text:p>6.318497</text:p>
          </table:table-cell>
          <table:table-cell office:value-type="float" office:value="7.223098" calcext:value-type="float">
            <text:p>7.223098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0.071129" calcext:value-type="float">
            <text:p>0.071129</text:p>
          </table:table-cell>
          <table:table-cell office:value-type="float" office:value="7.148151" calcext:value-type="float">
            <text:p>7.148151</text:p>
          </table:table-cell>
          <table:table-cell office:value-type="float" office:value="7.223257" calcext:value-type="float">
            <text:p>7.2232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E21]-[.F21]" office:value-type="float" office:value="0.927639" calcext:value-type="float">
            <text:p>0.927639</text:p>
          </table:table-cell>
          <table:table-cell office:value-type="float" office:value="6.048144" calcext:value-type="float">
            <text:p>6.048144</text:p>
          </table:table-cell>
          <table:table-cell office:value-type="float" office:value="5.120505" calcext:value-type="float">
            <text:p>5.120505</text:p>
          </table:table-cell>
          <table:table-cell office:value-type="float" office:value="6.060332" calcext:value-type="float">
            <text:p>6.060332</text:p>
          </table:table-cell>
          <table:table-cell office:value-type="float" office:value="0.002427" calcext:value-type="float">
            <text:p>0.002427</text:p>
          </table:table-cell>
          <table:table-cell office:value-type="float" office:value="0.061263" calcext:value-type="float">
            <text:p>0.061263</text:p>
          </table:table-cell>
          <table:table-cell office:value-type="float" office:value="5.995534" calcext:value-type="float">
            <text:p>5.995534</text:p>
          </table:table-cell>
          <table:table-cell office:value-type="float" office:value="6.060448" calcext:value-type="float">
            <text:p>6.0604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22]-[.F22]" office:value-type="float" office:value="0.933727999999999" calcext:value-type="float">
            <text:p>0.933727999999999</text:p>
          </table:table-cell>
          <table:table-cell office:value-type="float" office:value="5.618765" calcext:value-type="float">
            <text:p>5.618765</text:p>
          </table:table-cell>
          <table:table-cell office:value-type="float" office:value="4.685037" calcext:value-type="float">
            <text:p>4.685037</text:p>
          </table:table-cell>
          <table:table-cell office:value-type="float" office:value="5.630102" calcext:value-type="float">
            <text:p>5.630102</text:p>
          </table:table-cell>
          <table:table-cell office:value-type="float" office:value="0.002827" calcext:value-type="float">
            <text:p>0.002827</text:p>
          </table:table-cell>
          <table:table-cell office:value-type="float" office:value="0.051677" calcext:value-type="float">
            <text:p>0.051677</text:p>
          </table:table-cell>
          <table:table-cell office:value-type="float" office:value="5.57434" calcext:value-type="float">
            <text:p>5.57434</text:p>
          </table:table-cell>
          <table:table-cell office:value-type="float" office:value="5.630224" calcext:value-type="float">
            <text:p>5.6302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E23]-[.F23]" office:value-type="float" office:value="1.004117" calcext:value-type="float">
            <text:p>1.004117</text:p>
          </table:table-cell>
          <table:table-cell office:value-type="float" office:value="7.242147" calcext:value-type="float">
            <text:p>7.242147</text:p>
          </table:table-cell>
          <table:table-cell office:value-type="float" office:value="6.23803" calcext:value-type="float">
            <text:p>6.23803</text:p>
          </table:table-cell>
          <table:table-cell office:value-type="float" office:value="7.256806" calcext:value-type="float">
            <text:p>7.256806</text:p>
          </table:table-cell>
          <table:table-cell office:value-type="float" office:value="0.005679" calcext:value-type="float">
            <text:p>0.005679</text:p>
          </table:table-cell>
          <table:table-cell office:value-type="float" office:value="0.045538" calcext:value-type="float">
            <text:p>0.045538</text:p>
          </table:table-cell>
          <table:table-cell office:value-type="float" office:value="7.204144" calcext:value-type="float">
            <text:p>7.204144</text:p>
          </table:table-cell>
          <table:table-cell office:value-type="float" office:value="7.256969" calcext:value-type="float">
            <text:p>7.2569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4]-[.F24]" office:value-type="float" office:value="0.953486000000001" calcext:value-type="float">
            <text:p>0.953486000000001</text:p>
          </table:table-cell>
          <table:table-cell office:value-type="float" office:value="6.721555" calcext:value-type="float">
            <text:p>6.721555</text:p>
          </table:table-cell>
          <table:table-cell office:value-type="float" office:value="5.768069" calcext:value-type="float">
            <text:p>5.768069</text:p>
          </table:table-cell>
          <table:table-cell office:value-type="float" office:value="6.735242" calcext:value-type="float">
            <text:p>6.735242</text:p>
          </table:table-cell>
          <table:table-cell office:value-type="float" office:value="0.002306" calcext:value-type="float">
            <text:p>0.002306</text:p>
          </table:table-cell>
          <table:table-cell office:value-type="float" office:value="0.040456" calcext:value-type="float">
            <text:p>0.040456</text:p>
          </table:table-cell>
          <table:table-cell office:value-type="float" office:value="6.689509" calcext:value-type="float">
            <text:p>6.689509</text:p>
          </table:table-cell>
          <table:table-cell office:value-type="float" office:value="6.735358" calcext:value-type="float">
            <text:p>6.7353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E25]-[.F25]" office:value-type="float" office:value="0.958745" calcext:value-type="float">
            <text:p>0.958745</text:p>
          </table:table-cell>
          <table:table-cell office:value-type="float" office:value="6.792376" calcext:value-type="float">
            <text:p>6.792376</text:p>
          </table:table-cell>
          <table:table-cell office:value-type="float" office:value="5.833631" calcext:value-type="float">
            <text:p>5.833631</text:p>
          </table:table-cell>
          <table:table-cell office:value-type="float" office:value="6.806219" calcext:value-type="float">
            <text:p>6.806219</text:p>
          </table:table-cell>
          <table:table-cell office:value-type="float" office:value="0.002338" calcext:value-type="float">
            <text:p>0.002338</text:p>
          </table:table-cell>
          <table:table-cell office:value-type="float" office:value="0.036956" calcext:value-type="float">
            <text:p>0.036956</text:p>
          </table:table-cell>
          <table:table-cell office:value-type="float" office:value="6.764991" calcext:value-type="float">
            <text:p>6.764991</text:p>
          </table:table-cell>
          <table:table-cell office:value-type="float" office:value="6.80634" calcext:value-type="float">
            <text:p>6.806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E26]-[.F26]" office:value-type="float" office:value="1.002703" calcext:value-type="float">
            <text:p>1.002703</text:p>
          </table:table-cell>
          <table:table-cell office:value-type="float" office:value="6.883851" calcext:value-type="float">
            <text:p>6.883851</text:p>
          </table:table-cell>
          <table:table-cell office:value-type="float" office:value="5.881148" calcext:value-type="float">
            <text:p>5.881148</text:p>
          </table:table-cell>
          <table:table-cell office:value-type="float" office:value="6.897804" calcext:value-type="float">
            <text:p>6.897804</text:p>
          </table:table-cell>
          <table:table-cell office:value-type="float" office:value="0.002318" calcext:value-type="float">
            <text:p>0.002318</text:p>
          </table:table-cell>
          <table:table-cell office:value-type="float" office:value="0.037462" calcext:value-type="float">
            <text:p>0.037462</text:p>
          </table:table-cell>
          <table:table-cell office:value-type="float" office:value="6.855889" calcext:value-type="float">
            <text:p>6.855889</text:p>
          </table:table-cell>
          <table:table-cell office:value-type="float" office:value="6.897929" calcext:value-type="float">
            <text:p>6.8979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E27]-[.F27]" office:value-type="float" office:value="1.037817" calcext:value-type="float">
            <text:p>1.037817</text:p>
          </table:table-cell>
          <table:table-cell office:value-type="float" office:value="6.754152" calcext:value-type="float">
            <text:p>6.754152</text:p>
          </table:table-cell>
          <table:table-cell office:value-type="float" office:value="5.716335" calcext:value-type="float">
            <text:p>5.716335</text:p>
          </table:table-cell>
          <table:table-cell office:value-type="float" office:value="6.767766" calcext:value-type="float">
            <text:p>6.767766</text:p>
          </table:table-cell>
          <table:table-cell office:value-type="float" office:value="0.002236" calcext:value-type="float">
            <text:p>0.002236</text:p>
          </table:table-cell>
          <table:table-cell office:value-type="float" office:value="0.03418" calcext:value-type="float">
            <text:p>0.03418</text:p>
          </table:table-cell>
          <table:table-cell office:value-type="float" office:value="6.728885" calcext:value-type="float">
            <text:p>6.728885</text:p>
          </table:table-cell>
          <table:table-cell office:value-type="float" office:value="6.767885" calcext:value-type="float">
            <text:p>6.7678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E28]-[.F28]" office:value-type="float" office:value="1.039218" calcext:value-type="float">
            <text:p>1.039218</text:p>
          </table:table-cell>
          <table:table-cell office:value-type="float" office:value="6.724381" calcext:value-type="float">
            <text:p>6.724381</text:p>
          </table:table-cell>
          <table:table-cell office:value-type="float" office:value="5.685163" calcext:value-type="float">
            <text:p>5.685163</text:p>
          </table:table-cell>
          <table:table-cell office:value-type="float" office:value="6.738043" calcext:value-type="float">
            <text:p>6.738043</text:p>
          </table:table-cell>
          <table:table-cell office:value-type="float" office:value="0.003236" calcext:value-type="float">
            <text:p>0.003236</text:p>
          </table:table-cell>
          <table:table-cell office:value-type="float" office:value="0.038066" calcext:value-type="float">
            <text:p>0.038066</text:p>
          </table:table-cell>
          <table:table-cell office:value-type="float" office:value="6.693506" calcext:value-type="float">
            <text:p>6.693506</text:p>
          </table:table-cell>
          <table:table-cell office:value-type="float" office:value="6.738163" calcext:value-type="float">
            <text:p>6.7381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E29]-[.F29]" office:value-type="float" office:value="1.03593" calcext:value-type="float">
            <text:p>1.03593</text:p>
          </table:table-cell>
          <table:table-cell office:value-type="float" office:value="6.374921" calcext:value-type="float">
            <text:p>6.374921</text:p>
          </table:table-cell>
          <table:table-cell office:value-type="float" office:value="5.338991" calcext:value-type="float">
            <text:p>5.338991</text:p>
          </table:table-cell>
          <table:table-cell office:value-type="float" office:value="6.387903" calcext:value-type="float">
            <text:p>6.387903</text:p>
          </table:table-cell>
          <table:table-cell office:value-type="float" office:value="0.00282" calcext:value-type="float">
            <text:p>0.00282</text:p>
          </table:table-cell>
          <table:table-cell office:value-type="float" office:value="0.029907" calcext:value-type="float">
            <text:p>0.029907</text:p>
          </table:table-cell>
          <table:table-cell office:value-type="float" office:value="6.352257" calcext:value-type="float">
            <text:p>6.352257</text:p>
          </table:table-cell>
          <table:table-cell office:value-type="float" office:value="6.388021" calcext:value-type="float">
            <text:p>6.3880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E30]-[.F30]" office:value-type="float" office:value="1.027395" calcext:value-type="float">
            <text:p>1.027395</text:p>
          </table:table-cell>
          <table:table-cell office:value-type="float" office:value="5.933576" calcext:value-type="float">
            <text:p>5.933576</text:p>
          </table:table-cell>
          <table:table-cell office:value-type="float" office:value="4.906181" calcext:value-type="float">
            <text:p>4.906181</text:p>
          </table:table-cell>
          <table:table-cell office:value-type="float" office:value="5.945654" calcext:value-type="float">
            <text:p>5.945654</text:p>
          </table:table-cell>
          <table:table-cell office:value-type="float" office:value="0.002157" calcext:value-type="float">
            <text:p>0.002157</text:p>
          </table:table-cell>
          <table:table-cell office:value-type="float" office:value="0.028461" calcext:value-type="float">
            <text:p>0.028461</text:p>
          </table:table-cell>
          <table:table-cell office:value-type="float" office:value="5.910029" calcext:value-type="float">
            <text:p>5.910029</text:p>
          </table:table-cell>
          <table:table-cell office:value-type="float" office:value="5.945776" calcext:value-type="float">
            <text:p>5.9457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31]-[.F31]" office:value-type="float" office:value="0.707495" calcext:value-type="float">
            <text:p>0.707495</text:p>
          </table:table-cell>
          <table:table-cell office:value-type="float" office:value="0.708642" calcext:value-type="float">
            <text:p>0.708642</text:p>
          </table:table-cell>
          <table:table-cell office:value-type="float" office:value="0.001147" calcext:value-type="float">
            <text:p>0.001147</text:p>
          </table:table-cell>
          <table:table-cell office:value-type="float" office:value="0.710077" calcext:value-type="float">
            <text:p>0.710077</text:p>
          </table:table-cell>
          <table:table-cell office:value-type="float" office:value="0.013242" calcext:value-type="float">
            <text:p>0.013242</text:p>
          </table:table-cell>
          <table:table-cell office:value-type="float" office:value="0.268849" calcext:value-type="float">
            <text:p>0.268849</text:p>
          </table:table-cell>
          <table:table-cell office:value-type="float" office:value="0.427556" calcext:value-type="float">
            <text:p>0.427556</text:p>
          </table:table-cell>
          <table:table-cell office:value-type="float" office:value="0.710194" calcext:value-type="float">
            <text:p>0.7101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32]-[.F32]" office:value-type="float" office:value="0.763313" calcext:value-type="float">
            <text:p>0.763313</text:p>
          </table:table-cell>
          <table:table-cell office:value-type="float" office:value="9.058822" calcext:value-type="float">
            <text:p>9.058822</text:p>
          </table:table-cell>
          <table:table-cell office:value-type="float" office:value="8.295509" calcext:value-type="float">
            <text:p>8.295509</text:p>
          </table:table-cell>
          <table:table-cell office:value-type="float" office:value="9.076653" calcext:value-type="float">
            <text:p>9.076653</text:p>
          </table:table-cell>
          <table:table-cell office:value-type="float" office:value="0.050507" calcext:value-type="float">
            <text:p>0.050507</text:p>
          </table:table-cell>
          <table:table-cell office:value-type="float" office:value="0.144058" calcext:value-type="float">
            <text:p>0.144058</text:p>
          </table:table-cell>
          <table:table-cell office:value-type="float" office:value="8.88078" calcext:value-type="float">
            <text:p>8.88078</text:p>
          </table:table-cell>
          <table:table-cell office:value-type="float" office:value="9.07682" calcext:value-type="float">
            <text:p>9.076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33]-[.F33]" office:value-type="float" office:value="0.718022" calcext:value-type="float">
            <text:p>0.718022</text:p>
          </table:table-cell>
          <table:table-cell office:value-type="float" office:value="7.312579" calcext:value-type="float">
            <text:p>7.312579</text:p>
          </table:table-cell>
          <table:table-cell office:value-type="float" office:value="6.594557" calcext:value-type="float">
            <text:p>6.594557</text:p>
          </table:table-cell>
          <table:table-cell office:value-type="float" office:value="7.327489" calcext:value-type="float">
            <text:p>7.327489</text:p>
          </table:table-cell>
          <table:table-cell office:value-type="float" office:value="0.005541" calcext:value-type="float">
            <text:p>0.005541</text:p>
          </table:table-cell>
          <table:table-cell office:value-type="float" office:value="0.094954" calcext:value-type="float">
            <text:p>0.094954</text:p>
          </table:table-cell>
          <table:table-cell office:value-type="float" office:value="7.225456" calcext:value-type="float">
            <text:p>7.225456</text:p>
          </table:table-cell>
          <table:table-cell office:value-type="float" office:value="7.327613" calcext:value-type="float">
            <text:p>7.3276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34]-[.F34]" office:value-type="float" office:value="0.716538" calcext:value-type="float">
            <text:p>0.716538</text:p>
          </table:table-cell>
          <table:table-cell office:value-type="float" office:value="7.245592" calcext:value-type="float">
            <text:p>7.245592</text:p>
          </table:table-cell>
          <table:table-cell office:value-type="float" office:value="6.529054" calcext:value-type="float">
            <text:p>6.529054</text:p>
          </table:table-cell>
          <table:table-cell office:value-type="float" office:value="7.26032" calcext:value-type="float">
            <text:p>7.26032</text:p>
          </table:table-cell>
          <table:table-cell office:value-type="float" office:value="0.005437" calcext:value-type="float">
            <text:p>0.005437</text:p>
          </table:table-cell>
          <table:table-cell office:value-type="float" office:value="0.071117" calcext:value-type="float">
            <text:p>0.071117</text:p>
          </table:table-cell>
          <table:table-cell office:value-type="float" office:value="7.182168" calcext:value-type="float">
            <text:p>7.182168</text:p>
          </table:table-cell>
          <table:table-cell office:value-type="float" office:value="7.260393" calcext:value-type="float">
            <text:p>7.2603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35]-[.F35]" office:value-type="float" office:value="0.734569000000001" calcext:value-type="float">
            <text:p>0.734569000000001</text:p>
          </table:table-cell>
          <table:table-cell office:value-type="float" office:value="6.266619" calcext:value-type="float">
            <text:p>6.266619</text:p>
          </table:table-cell>
          <table:table-cell office:value-type="float" office:value="5.53205" calcext:value-type="float">
            <text:p>5.53205</text:p>
          </table:table-cell>
          <table:table-cell office:value-type="float" office:value="6.279225" calcext:value-type="float">
            <text:p>6.279225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60688" calcext:value-type="float">
            <text:p>0.060688</text:p>
          </table:table-cell>
          <table:table-cell office:value-type="float" office:value="6.215475" calcext:value-type="float">
            <text:p>6.215475</text:p>
          </table:table-cell>
          <table:table-cell office:value-type="float" office:value="6.279299" calcext:value-type="float">
            <text:p>6.2792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E36]-[.F36]" office:value-type="float" office:value="0.758368" calcext:value-type="float">
            <text:p>0.758368</text:p>
          </table:table-cell>
          <table:table-cell office:value-type="float" office:value="5.337588" calcext:value-type="float">
            <text:p>5.337588</text:p>
          </table:table-cell>
          <table:table-cell office:value-type="float" office:value="4.57922" calcext:value-type="float">
            <text:p>4.57922</text:p>
          </table:table-cell>
          <table:table-cell office:value-type="float" office:value="5.348288" calcext:value-type="float">
            <text:p>5.348288</text:p>
          </table:table-cell>
          <table:table-cell office:value-type="float" office:value="0.001967" calcext:value-type="float">
            <text:p>0.001967</text:p>
          </table:table-cell>
          <table:table-cell office:value-type="float" office:value="0.052602" calcext:value-type="float">
            <text:p>0.052602</text:p>
          </table:table-cell>
          <table:table-cell office:value-type="float" office:value="5.292158" calcext:value-type="float">
            <text:p>5.292158</text:p>
          </table:table-cell>
          <table:table-cell office:value-type="float" office:value="5.348406" calcext:value-type="float">
            <text:p>5.3484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E37]-[.F37]" office:value-type="float" office:value="0.76011" calcext:value-type="float">
            <text:p>0.76011</text:p>
          </table:table-cell>
          <table:table-cell office:value-type="float" office:value="5.45923" calcext:value-type="float">
            <text:p>5.45923</text:p>
          </table:table-cell>
          <table:table-cell office:value-type="float" office:value="4.69912" calcext:value-type="float">
            <text:p>4.69912</text:p>
          </table:table-cell>
          <table:table-cell office:value-type="float" office:value="5.470102" calcext:value-type="float">
            <text:p>5.470102</text:p>
          </table:table-cell>
          <table:table-cell office:value-type="float" office:value="0.002895" calcext:value-type="float">
            <text:p>0.002895</text:p>
          </table:table-cell>
          <table:table-cell office:value-type="float" office:value="0.045689" calcext:value-type="float">
            <text:p>0.045689</text:p>
          </table:table-cell>
          <table:table-cell office:value-type="float" office:value="5.419847" calcext:value-type="float">
            <text:p>5.419847</text:p>
          </table:table-cell>
          <table:table-cell office:value-type="float" office:value="5.47022" calcext:value-type="float">
            <text:p>5.470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E38]-[.F38]" office:value-type="float" office:value="0.776692" calcext:value-type="float">
            <text:p>0.776692</text:p>
          </table:table-cell>
          <table:table-cell office:value-type="float" office:value="6.618338" calcext:value-type="float">
            <text:p>6.618338</text:p>
          </table:table-cell>
          <table:table-cell office:value-type="float" office:value="5.841646" calcext:value-type="float">
            <text:p>5.841646</text:p>
          </table:table-cell>
          <table:table-cell office:value-type="float" office:value="6.631637" calcext:value-type="float">
            <text:p>6.631637</text:p>
          </table:table-cell>
          <table:table-cell office:value-type="float" office:value="0.001851" calcext:value-type="float">
            <text:p>0.001851</text:p>
          </table:table-cell>
          <table:table-cell office:value-type="float" office:value="0.04138" calcext:value-type="float">
            <text:p>0.04138</text:p>
          </table:table-cell>
          <table:table-cell office:value-type="float" office:value="6.586231" calcext:value-type="float">
            <text:p>6.586231</text:p>
          </table:table-cell>
          <table:table-cell office:value-type="float" office:value="6.631762" calcext:value-type="float">
            <text:p>6.6317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E39]-[.F39]" office:value-type="float" office:value="0.791229" calcext:value-type="float">
            <text:p>0.791229</text:p>
          </table:table-cell>
          <table:table-cell office:value-type="float" office:value="6.506533" calcext:value-type="float">
            <text:p>6.506533</text:p>
          </table:table-cell>
          <table:table-cell office:value-type="float" office:value="5.715304" calcext:value-type="float">
            <text:p>5.715304</text:p>
          </table:table-cell>
          <table:table-cell office:value-type="float" office:value="6.519756" calcext:value-type="float">
            <text:p>6.519756</text:p>
          </table:table-cell>
          <table:table-cell office:value-type="float" office:value="0.001804" calcext:value-type="float">
            <text:p>0.001804</text:p>
          </table:table-cell>
          <table:table-cell office:value-type="float" office:value="0.03826" calcext:value-type="float">
            <text:p>0.03826</text:p>
          </table:table-cell>
          <table:table-cell office:value-type="float" office:value="6.477785" calcext:value-type="float">
            <text:p>6.477785</text:p>
          </table:table-cell>
          <table:table-cell office:value-type="float" office:value="6.519877" calcext:value-type="float">
            <text:p>6.5198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E40]-[.F40]" office:value-type="float" office:value="0.83576" calcext:value-type="float">
            <text:p>0.83576</text:p>
          </table:table-cell>
          <table:table-cell office:value-type="float" office:value="6.96575" calcext:value-type="float">
            <text:p>6.96575</text:p>
          </table:table-cell>
          <table:table-cell office:value-type="float" office:value="6.12999" calcext:value-type="float">
            <text:p>6.12999</text:p>
          </table:table-cell>
          <table:table-cell office:value-type="float" office:value="6.979775" calcext:value-type="float">
            <text:p>6.979775</text:p>
          </table:table-cell>
          <table:table-cell office:value-type="float" office:value="0.005117" calcext:value-type="float">
            <text:p>0.005117</text:p>
          </table:table-cell>
          <table:table-cell office:value-type="float" office:value="0.03679" calcext:value-type="float">
            <text:p>0.03679</text:p>
          </table:table-cell>
          <table:table-cell office:value-type="float" office:value="6.93568" calcext:value-type="float">
            <text:p>6.93568</text:p>
          </table:table-cell>
          <table:table-cell office:value-type="float" office:value="6.979893" calcext:value-type="float">
            <text:p>6.9798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E41]-[.F41]" office:value-type="float" office:value="0.826852" calcext:value-type="float">
            <text:p>0.826852</text:p>
          </table:table-cell>
          <table:table-cell office:value-type="float" office:value="6.768144" calcext:value-type="float">
            <text:p>6.768144</text:p>
          </table:table-cell>
          <table:table-cell office:value-type="float" office:value="5.941292" calcext:value-type="float">
            <text:p>5.941292</text:p>
          </table:table-cell>
          <table:table-cell office:value-type="float" office:value="6.781697" calcext:value-type="float">
            <text:p>6.781697</text:p>
          </table:table-cell>
          <table:table-cell office:value-type="float" office:value="0.001837" calcext:value-type="float">
            <text:p>0.001837</text:p>
          </table:table-cell>
          <table:table-cell office:value-type="float" office:value="0.034437" calcext:value-type="float">
            <text:p>0.034437</text:p>
          </table:table-cell>
          <table:table-cell office:value-type="float" office:value="6.742986" calcext:value-type="float">
            <text:p>6.742986</text:p>
          </table:table-cell>
          <table:table-cell office:value-type="float" office:value="6.781818" calcext:value-type="float">
            <text:p>6.7818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E42]-[.F42]" office:value-type="float" office:value="0.827779000000001" calcext:value-type="float">
            <text:p>0.827779000000001</text:p>
          </table:table-cell>
          <table:table-cell office:value-type="float" office:value="6.623788" calcext:value-type="float">
            <text:p>6.623788</text:p>
          </table:table-cell>
          <table:table-cell office:value-type="float" office:value="5.796009" calcext:value-type="float">
            <text:p>5.796009</text:p>
          </table:table-cell>
          <table:table-cell office:value-type="float" office:value="6.637249" calcext:value-type="float">
            <text:p>6.637249</text:p>
          </table:table-cell>
          <table:table-cell office:value-type="float" office:value="0.002379" calcext:value-type="float">
            <text:p>0.002379</text:p>
          </table:table-cell>
          <table:table-cell office:value-type="float" office:value="0.031712" calcext:value-type="float">
            <text:p>0.031712</text:p>
          </table:table-cell>
          <table:table-cell office:value-type="float" office:value="6.600511" calcext:value-type="float">
            <text:p>6.600511</text:p>
          </table:table-cell>
          <table:table-cell office:value-type="float" office:value="6.637366" calcext:value-type="float">
            <text:p>6.6373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E43]-[.F43]" office:value-type="float" office:value="0.820414" calcext:value-type="float">
            <text:p>0.820414</text:p>
          </table:table-cell>
          <table:table-cell office:value-type="float" office:value="6.424754" calcext:value-type="float">
            <text:p>6.424754</text:p>
          </table:table-cell>
          <table:table-cell office:value-type="float" office:value="5.60434" calcext:value-type="float">
            <text:p>5.60434</text:p>
          </table:table-cell>
          <table:table-cell office:value-type="float" office:value="6.437806" calcext:value-type="float">
            <text:p>6.437806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30153" calcext:value-type="float">
            <text:p>0.030153</text:p>
          </table:table-cell>
          <table:table-cell office:value-type="float" office:value="6.402304" calcext:value-type="float">
            <text:p>6.402304</text:p>
          </table:table-cell>
          <table:table-cell office:value-type="float" office:value="6.437928" calcext:value-type="float">
            <text:p>6.4379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E44]-[.F44]" office:value-type="float" office:value="0.578291" calcext:value-type="float">
            <text:p>0.578291</text:p>
          </table:table-cell>
          <table:table-cell office:value-type="float" office:value="0.704583" calcext:value-type="float">
            <text:p>0.704583</text:p>
          </table:table-cell>
          <table:table-cell office:value-type="float" office:value="0.126292" calcext:value-type="float">
            <text:p>0.126292</text:p>
          </table:table-cell>
          <table:table-cell office:value-type="float" office:value="0.706027" calcext:value-type="float">
            <text:p>0.706027</text:p>
          </table:table-cell>
          <table:table-cell office:value-type="float" office:value="0.002278" calcext:value-type="float">
            <text:p>0.002278</text:p>
          </table:table-cell>
          <table:table-cell office:value-type="float" office:value="0.272095" calcext:value-type="float">
            <text:p>0.272095</text:p>
          </table:table-cell>
          <table:table-cell office:value-type="float" office:value="0.431172" calcext:value-type="float">
            <text:p>0.431172</text:p>
          </table:table-cell>
          <table:table-cell office:value-type="float" office:value="0.706143" calcext:value-type="float">
            <text:p>0.706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45]-[.F45]" office:value-type="float" office:value="0.632937999999999" calcext:value-type="float">
            <text:p>0.632937999999999</text:p>
          </table:table-cell>
          <table:table-cell office:value-type="float" office:value="9.031711" calcext:value-type="float">
            <text:p>9.031711</text:p>
          </table:table-cell>
          <table:table-cell office:value-type="float" office:value="8.398773" calcext:value-type="float">
            <text:p>8.398773</text:p>
          </table:table-cell>
          <table:table-cell office:value-type="float" office:value="9.050079" calcext:value-type="float">
            <text:p>9.050079</text:p>
          </table:table-cell>
          <table:table-cell office:value-type="float" office:value="0.055135" calcext:value-type="float">
            <text:p>0.055135</text:p>
          </table:table-cell>
          <table:table-cell office:value-type="float" office:value="0.139134" calcext:value-type="float">
            <text:p>0.139134</text:p>
          </table:table-cell>
          <table:table-cell office:value-type="float" office:value="8.854494" calcext:value-type="float">
            <text:p>8.854494</text:p>
          </table:table-cell>
          <table:table-cell office:value-type="float" office:value="9.050238" calcext:value-type="float">
            <text:p>9.0502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46]-[.F46]" office:value-type="float" office:value="0.596379" calcext:value-type="float">
            <text:p>0.596379</text:p>
          </table:table-cell>
          <table:table-cell office:value-type="float" office:value="7.408865" calcext:value-type="float">
            <text:p>7.408865</text:p>
          </table:table-cell>
          <table:table-cell office:value-type="float" office:value="6.812486" calcext:value-type="float">
            <text:p>6.812486</text:p>
          </table:table-cell>
          <table:table-cell office:value-type="float" office:value="7.42389" calcext:value-type="float">
            <text:p>7.42389</text:p>
          </table:table-cell>
          <table:table-cell office:value-type="float" office:value="0.005932" calcext:value-type="float">
            <text:p>0.005932</text:p>
          </table:table-cell>
          <table:table-cell office:value-type="float" office:value="0.096671" calcext:value-type="float">
            <text:p>0.096671</text:p>
          </table:table-cell>
          <table:table-cell office:value-type="float" office:value="7.319677" calcext:value-type="float">
            <text:p>7.319677</text:p>
          </table:table-cell>
          <table:table-cell office:value-type="float" office:value="7.424065" calcext:value-type="float">
            <text:p>7.4240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E47]-[.F47]" office:value-type="float" office:value="0.597265" calcext:value-type="float">
            <text:p>0.597265</text:p>
          </table:table-cell>
          <table:table-cell office:value-type="float" office:value="6.994097" calcext:value-type="float">
            <text:p>6.994097</text:p>
          </table:table-cell>
          <table:table-cell office:value-type="float" office:value="6.396832" calcext:value-type="float">
            <text:p>6.396832</text:p>
          </table:table-cell>
          <table:table-cell office:value-type="float" office:value="7.008302" calcext:value-type="float">
            <text:p>7.008302</text:p>
          </table:table-cell>
          <table:table-cell office:value-type="float" office:value="0.001896" calcext:value-type="float">
            <text:p>0.001896</text:p>
          </table:table-cell>
          <table:table-cell office:value-type="float" office:value="0.073799" calcext:value-type="float">
            <text:p>0.073799</text:p>
          </table:table-cell>
          <table:table-cell office:value-type="float" office:value="6.931684" calcext:value-type="float">
            <text:p>6.931684</text:p>
          </table:table-cell>
          <table:table-cell office:value-type="float" office:value="7.008431" calcext:value-type="float">
            <text:p>7.0084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48]-[.F48]" office:value-type="float" office:value="0.621474" calcext:value-type="float">
            <text:p>0.621474</text:p>
          </table:table-cell>
          <table:table-cell office:value-type="float" office:value="6.380724" calcext:value-type="float">
            <text:p>6.380724</text:p>
          </table:table-cell>
          <table:table-cell office:value-type="float" office:value="5.75925" calcext:value-type="float">
            <text:p>5.75925</text:p>
          </table:table-cell>
          <table:table-cell office:value-type="float" office:value="6.393683" calcext:value-type="float">
            <text:p>6.393683</text:p>
          </table:table-cell>
          <table:table-cell office:value-type="float" office:value="0.003302" calcext:value-type="float">
            <text:p>0.003302</text:p>
          </table:table-cell>
          <table:table-cell office:value-type="float" office:value="0.062666" calcext:value-type="float">
            <text:p>0.062666</text:p>
          </table:table-cell>
          <table:table-cell office:value-type="float" office:value="6.326519" calcext:value-type="float">
            <text:p>6.326519</text:p>
          </table:table-cell>
          <table:table-cell office:value-type="float" office:value="6.393796" calcext:value-type="float">
            <text:p>6.3937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E49]-[.F49]" office:value-type="float" office:value="0.613984" calcext:value-type="float">
            <text:p>0.613984</text:p>
          </table:table-cell>
          <table:table-cell office:value-type="float" office:value="5.525279" calcext:value-type="float">
            <text:p>5.525279</text:p>
          </table:table-cell>
          <table:table-cell office:value-type="float" office:value="4.911295" calcext:value-type="float">
            <text:p>4.911295</text:p>
          </table:table-cell>
          <table:table-cell office:value-type="float" office:value="5.536574" calcext:value-type="float">
            <text:p>5.536574</text:p>
          </table:table-cell>
          <table:table-cell office:value-type="float" office:value="0.001687" calcext:value-type="float">
            <text:p>0.001687</text:p>
          </table:table-cell>
          <table:table-cell office:value-type="float" office:value="0.052616" calcext:value-type="float">
            <text:p>0.052616</text:p>
          </table:table-cell>
          <table:table-cell office:value-type="float" office:value="5.480909" calcext:value-type="float">
            <text:p>5.480909</text:p>
          </table:table-cell>
          <table:table-cell office:value-type="float" office:value="5.536693" calcext:value-type="float">
            <text:p>5.5366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E50]-[.F50]" office:value-type="float" office:value="0.619492" calcext:value-type="float">
            <text:p>0.619492</text:p>
          </table:table-cell>
          <table:table-cell office:value-type="float" office:value="5.453007" calcext:value-type="float">
            <text:p>5.453007</text:p>
          </table:table-cell>
          <table:table-cell office:value-type="float" office:value="4.833515" calcext:value-type="float">
            <text:p>4.833515</text:p>
          </table:table-cell>
          <table:table-cell office:value-type="float" office:value="5.463929" calcext:value-type="float">
            <text:p>5.463929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45655" calcext:value-type="float">
            <text:p>0.045655</text:p>
          </table:table-cell>
          <table:table-cell office:value-type="float" office:value="5.412802" calcext:value-type="float">
            <text:p>5.412802</text:p>
          </table:table-cell>
          <table:table-cell office:value-type="float" office:value="5.464052" calcext:value-type="float">
            <text:p>5.4640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51]-[.F51]" office:value-type="float" office:value="0.642058" calcext:value-type="float">
            <text:p>0.642058</text:p>
          </table:table-cell>
          <table:table-cell office:value-type="float" office:value="6.475487" calcext:value-type="float">
            <text:p>6.475487</text:p>
          </table:table-cell>
          <table:table-cell office:value-type="float" office:value="5.833429" calcext:value-type="float">
            <text:p>5.833429</text:p>
          </table:table-cell>
          <table:table-cell office:value-type="float" office:value="6.488634" calcext:value-type="float">
            <text:p>6.488634</text:p>
          </table:table-cell>
          <table:table-cell office:value-type="float" office:value="0.001685" calcext:value-type="float">
            <text:p>0.001685</text:p>
          </table:table-cell>
          <table:table-cell office:value-type="float" office:value="0.041804" calcext:value-type="float">
            <text:p>0.041804</text:p>
          </table:table-cell>
          <table:table-cell office:value-type="float" office:value="6.443386" calcext:value-type="float">
            <text:p>6.443386</text:p>
          </table:table-cell>
          <table:table-cell office:value-type="float" office:value="6.488752" calcext:value-type="float">
            <text:p>6.4887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E52]-[.F52]" office:value-type="float" office:value="0.674122000000001" calcext:value-type="float">
            <text:p>0.674122000000001</text:p>
          </table:table-cell>
          <table:table-cell office:value-type="float" office:value="6.732166" calcext:value-type="float">
            <text:p>6.732166</text:p>
          </table:table-cell>
          <table:table-cell office:value-type="float" office:value="6.058044" calcext:value-type="float">
            <text:p>6.058044</text:p>
          </table:table-cell>
          <table:table-cell office:value-type="float" office:value="6.745576" calcext:value-type="float">
            <text:p>6.745576</text:p>
          </table:table-cell>
          <table:table-cell office:value-type="float" office:value="0.004744" calcext:value-type="float">
            <text:p>0.004744</text:p>
          </table:table-cell>
          <table:table-cell office:value-type="float" office:value="0.046312" calcext:value-type="float">
            <text:p>0.046312</text:p>
          </table:table-cell>
          <table:table-cell office:value-type="float" office:value="6.692483" calcext:value-type="float">
            <text:p>6.692483</text:p>
          </table:table-cell>
          <table:table-cell office:value-type="float" office:value="6.745694" calcext:value-type="float">
            <text:p>6.7456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E53]-[.F53]" office:value-type="float" office:value="0.672098999999999" calcext:value-type="float">
            <text:p>0.672098999999999</text:p>
          </table:table-cell>
          <table:table-cell office:value-type="float" office:value="6.974854" calcext:value-type="float">
            <text:p>6.974854</text:p>
          </table:table-cell>
          <table:table-cell office:value-type="float" office:value="6.302755" calcext:value-type="float">
            <text:p>6.302755</text:p>
          </table:table-cell>
          <table:table-cell office:value-type="float" office:value="6.988877" calcext:value-type="float">
            <text:p>6.988877</text:p>
          </table:table-cell>
          <table:table-cell office:value-type="float" office:value="0.001562" calcext:value-type="float">
            <text:p>0.001562</text:p>
          </table:table-cell>
          <table:table-cell office:value-type="float" office:value="0.036714" calcext:value-type="float">
            <text:p>0.036714</text:p>
          </table:table-cell>
          <table:table-cell office:value-type="float" office:value="6.948356" calcext:value-type="float">
            <text:p>6.948356</text:p>
          </table:table-cell>
          <table:table-cell office:value-type="float" office:value="6.988999" calcext:value-type="float">
            <text:p>6.988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E54]-[.F54]" office:value-type="float" office:value="0.669375000000001" calcext:value-type="float">
            <text:p>0.669375000000001</text:p>
          </table:table-cell>
          <table:table-cell office:value-type="float" office:value="6.94078" calcext:value-type="float">
            <text:p>6.94078</text:p>
          </table:table-cell>
          <table:table-cell office:value-type="float" office:value="6.271405" calcext:value-type="float">
            <text:p>6.271405</text:p>
          </table:table-cell>
          <table:table-cell office:value-type="float" office:value="6.954754" calcext:value-type="float">
            <text:p>6.954754</text:p>
          </table:table-cell>
          <table:table-cell office:value-type="float" office:value="0.001509" calcext:value-type="float">
            <text:p>0.001509</text:p>
          </table:table-cell>
          <table:table-cell office:value-type="float" office:value="0.034088" calcext:value-type="float">
            <text:p>0.034088</text:p>
          </table:table-cell>
          <table:table-cell office:value-type="float" office:value="6.916673" calcext:value-type="float">
            <text:p>6.916673</text:p>
          </table:table-cell>
          <table:table-cell office:value-type="float" office:value="6.954871" calcext:value-type="float">
            <text:p>6.9548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E55]-[.F55]" office:value-type="float" office:value="0.664795" calcext:value-type="float">
            <text:p>0.664795</text:p>
          </table:table-cell>
          <table:table-cell office:value-type="float" office:value="6.645301" calcext:value-type="float">
            <text:p>6.645301</text:p>
          </table:table-cell>
          <table:table-cell office:value-type="float" office:value="5.980506" calcext:value-type="float">
            <text:p>5.980506</text:p>
          </table:table-cell>
          <table:table-cell office:value-type="float" office:value="6.658786" calcext:value-type="float">
            <text:p>6.658786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31828" calcext:value-type="float">
            <text:p>0.031828</text:p>
          </table:table-cell>
          <table:table-cell office:value-type="float" office:value="6.609785" calcext:value-type="float">
            <text:p>6.609785</text:p>
          </table:table-cell>
          <table:table-cell office:value-type="float" office:value="6.658906" calcext:value-type="float">
            <text:p>6.6589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56]-[.F56]" office:value-type="float" office:value="0.612111" calcext:value-type="float">
            <text:p>0.612111</text:p>
          </table:table-cell>
          <table:table-cell office:value-type="float" office:value="0.705286" calcext:value-type="float">
            <text:p>0.705286</text:p>
          </table:table-cell>
          <table:table-cell office:value-type="float" office:value="0.093175" calcext:value-type="float">
            <text:p>0.093175</text:p>
          </table:table-cell>
          <table:table-cell office:value-type="float" office:value="0.706718" calcext:value-type="float">
            <text:p>0.706718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273585" calcext:value-type="float">
            <text:p>0.273585</text:p>
          </table:table-cell>
          <table:table-cell office:value-type="float" office:value="0.430278" calcext:value-type="float">
            <text:p>0.430278</text:p>
          </table:table-cell>
          <table:table-cell office:value-type="float" office:value="0.706833" calcext:value-type="float">
            <text:p>0.7068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57]-[.F57]" office:value-type="float" office:value="0.663156999999999" calcext:value-type="float">
            <text:p>0.663156999999999</text:p>
          </table:table-cell>
          <table:table-cell office:value-type="float" office:value="8.305269" calcext:value-type="float">
            <text:p>8.305269</text:p>
          </table:table-cell>
          <table:table-cell office:value-type="float" office:value="7.642112" calcext:value-type="float">
            <text:p>7.642112</text:p>
          </table:table-cell>
          <table:table-cell office:value-type="float" office:value="8.322972" calcext:value-type="float">
            <text:p>8.322972</text:p>
          </table:table-cell>
          <table:table-cell office:value-type="float" office:value="0.053452" calcext:value-type="float">
            <text:p>0.053452</text:p>
          </table:table-cell>
          <table:table-cell office:value-type="float" office:value="0.140137" calcext:value-type="float">
            <text:p>0.140137</text:p>
          </table:table-cell>
          <table:table-cell office:value-type="float" office:value="8.128072" calcext:value-type="float">
            <text:p>8.128072</text:p>
          </table:table-cell>
          <table:table-cell office:value-type="float" office:value="8.323132" calcext:value-type="float">
            <text:p>8.3231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58]-[.F58]" office:value-type="float" office:value="0.641759" calcext:value-type="float">
            <text:p>0.641759</text:p>
          </table:table-cell>
          <table:table-cell office:value-type="float" office:value="7.456165" calcext:value-type="float">
            <text:p>7.456165</text:p>
          </table:table-cell>
          <table:table-cell office:value-type="float" office:value="6.814406" calcext:value-type="float">
            <text:p>6.814406</text:p>
          </table:table-cell>
          <table:table-cell office:value-type="float" office:value="7.471273" calcext:value-type="float">
            <text:p>7.471273</text:p>
          </table:table-cell>
          <table:table-cell office:value-type="float" office:value="0.004997" calcext:value-type="float">
            <text:p>0.004997</text:p>
          </table:table-cell>
          <table:table-cell office:value-type="float" office:value="0.10009" calcext:value-type="float">
            <text:p>0.10009</text:p>
          </table:table-cell>
          <table:table-cell office:value-type="float" office:value="7.364797" calcext:value-type="float">
            <text:p>7.364797</text:p>
          </table:table-cell>
          <table:table-cell office:value-type="float" office:value="7.471398" calcext:value-type="float">
            <text:p>7.4713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E59]-[.F59]" office:value-type="float" office:value="0.655021000000001" calcext:value-type="float">
            <text:p>0.655021000000001</text:p>
          </table:table-cell>
          <table:table-cell office:value-type="float" office:value="7.423446" calcext:value-type="float">
            <text:p>7.423446</text:p>
          </table:table-cell>
          <table:table-cell office:value-type="float" office:value="6.768425" calcext:value-type="float">
            <text:p>6.768425</text:p>
          </table:table-cell>
          <table:table-cell office:value-type="float" office:value="7.438448" calcext:value-type="float">
            <text:p>7.438448</text:p>
          </table:table-cell>
          <table:table-cell office:value-type="float" office:value="0.003241" calcext:value-type="float">
            <text:p>0.003241</text:p>
          </table:table-cell>
          <table:table-cell office:value-type="float" office:value="0.0769" calcext:value-type="float">
            <text:p>0.0769</text:p>
          </table:table-cell>
          <table:table-cell office:value-type="float" office:value="7.357281" calcext:value-type="float">
            <text:p>7.357281</text:p>
          </table:table-cell>
          <table:table-cell office:value-type="float" office:value="7.438568" calcext:value-type="float">
            <text:p>7.4385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60]-[.F60]" office:value-type="float" office:value="0.649082" calcext:value-type="float">
            <text:p>0.649082</text:p>
          </table:table-cell>
          <table:table-cell office:value-type="float" office:value="5.895961" calcext:value-type="float">
            <text:p>5.895961</text:p>
          </table:table-cell>
          <table:table-cell office:value-type="float" office:value="5.246879" calcext:value-type="float">
            <text:p>5.246879</text:p>
          </table:table-cell>
          <table:table-cell office:value-type="float" office:value="5.907841" calcext:value-type="float">
            <text:p>5.907841</text:p>
          </table:table-cell>
          <table:table-cell office:value-type="float" office:value="0.001999" calcext:value-type="float">
            <text:p>0.001999</text:p>
          </table:table-cell>
          <table:table-cell office:value-type="float" office:value="0.062319" calcext:value-type="float">
            <text:p>0.062319</text:p>
          </table:table-cell>
          <table:table-cell office:value-type="float" office:value="5.842375" calcext:value-type="float">
            <text:p>5.842375</text:p>
          </table:table-cell>
          <table:table-cell office:value-type="float" office:value="5.90796" calcext:value-type="float">
            <text:p>5.907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61]-[.F61]" office:value-type="float" office:value="0.646641000000001" calcext:value-type="float">
            <text:p>0.646641000000001</text:p>
          </table:table-cell>
          <table:table-cell office:value-type="float" office:value="5.409867" calcext:value-type="float">
            <text:p>5.409867</text:p>
          </table:table-cell>
          <table:table-cell office:value-type="float" office:value="4.763226" calcext:value-type="float">
            <text:p>4.763226</text:p>
          </table:table-cell>
          <table:table-cell office:value-type="float" office:value="5.420796" calcext:value-type="float">
            <text:p>5.420796</text:p>
          </table:table-cell>
          <table:table-cell office:value-type="float" office:value="0.001915" calcext:value-type="float">
            <text:p>0.001915</text:p>
          </table:table-cell>
          <table:table-cell office:value-type="float" office:value="0.052816" calcext:value-type="float">
            <text:p>0.052816</text:p>
          </table:table-cell>
          <table:table-cell office:value-type="float" office:value="5.364749" calcext:value-type="float">
            <text:p>5.364749</text:p>
          </table:table-cell>
          <table:table-cell office:value-type="float" office:value="5.420912" calcext:value-type="float">
            <text:p>5.4209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E62]-[.F62]" office:value-type="float" office:value="0.670407000000001" calcext:value-type="float">
            <text:p>0.670407000000001</text:p>
          </table:table-cell>
          <table:table-cell office:value-type="float" office:value="5.398787" calcext:value-type="float">
            <text:p>5.398787</text:p>
          </table:table-cell>
          <table:table-cell office:value-type="float" office:value="4.72838" calcext:value-type="float">
            <text:p>4.72838</text:p>
          </table:table-cell>
          <table:table-cell office:value-type="float" office:value="5.409561" calcext:value-type="float">
            <text:p>5.409561</text:p>
          </table:table-cell>
          <table:table-cell office:value-type="float" office:value="0.001818" calcext:value-type="float">
            <text:p>0.001818</text:p>
          </table:table-cell>
          <table:table-cell office:value-type="float" office:value="0.049821" calcext:value-type="float">
            <text:p>0.049821</text:p>
          </table:table-cell>
          <table:table-cell office:value-type="float" office:value="5.356393" calcext:value-type="float">
            <text:p>5.356393</text:p>
          </table:table-cell>
          <table:table-cell office:value-type="float" office:value="5.40968" calcext:value-type="float">
            <text:p>5.409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E63]-[.F63]" office:value-type="float" office:value="0.709118" calcext:value-type="float">
            <text:p>0.709118</text:p>
          </table:table-cell>
          <table:table-cell office:value-type="float" office:value="6.852773" calcext:value-type="float">
            <text:p>6.852773</text:p>
          </table:table-cell>
          <table:table-cell office:value-type="float" office:value="6.143655" calcext:value-type="float">
            <text:p>6.143655</text:p>
          </table:table-cell>
          <table:table-cell office:value-type="float" office:value="6.866473" calcext:value-type="float">
            <text:p>6.866473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047031" calcext:value-type="float">
            <text:p>0.047031</text:p>
          </table:table-cell>
          <table:table-cell office:value-type="float" office:value="6.815703" calcext:value-type="float">
            <text:p>6.815703</text:p>
          </table:table-cell>
          <table:table-cell office:value-type="float" office:value="6.866597" calcext:value-type="float">
            <text:p>6.8665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E64]-[.F64]" office:value-type="float" office:value="0.70769" calcext:value-type="float">
            <text:p>0.70769</text:p>
          </table:table-cell>
          <table:table-cell office:value-type="float" office:value="6.661215" calcext:value-type="float">
            <text:p>6.661215</text:p>
          </table:table-cell>
          <table:table-cell office:value-type="float" office:value="5.953525" calcext:value-type="float">
            <text:p>5.953525</text:p>
          </table:table-cell>
          <table:table-cell office:value-type="float" office:value="6.674589" calcext:value-type="float">
            <text:p>6.674589</text:p>
          </table:table-cell>
          <table:table-cell office:value-type="float" office:value="0.002403" calcext:value-type="float">
            <text:p>0.002403</text:p>
          </table:table-cell>
          <table:table-cell office:value-type="float" office:value="0.039881" calcext:value-type="float">
            <text:p>0.039881</text:p>
          </table:table-cell>
          <table:table-cell office:value-type="float" office:value="6.630106" calcext:value-type="float">
            <text:p>6.630106</text:p>
          </table:table-cell>
          <table:table-cell office:value-type="float" office:value="6.674706" calcext:value-type="float">
            <text:p>6.6747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E65]-[.F65]" office:value-type="float" office:value="0.705967" calcext:value-type="float">
            <text:p>0.705967</text:p>
          </table:table-cell>
          <table:table-cell office:value-type="float" office:value="6.966392" calcext:value-type="float">
            <text:p>6.966392</text:p>
          </table:table-cell>
          <table:table-cell office:value-type="float" office:value="6.260425" calcext:value-type="float">
            <text:p>6.260425</text:p>
          </table:table-cell>
          <table:table-cell office:value-type="float" office:value="6.980372" calcext:value-type="float">
            <text:p>6.980372</text:p>
          </table:table-cell>
          <table:table-cell office:value-type="float" office:value="0.002239" calcext:value-type="float">
            <text:p>0.002239</text:p>
          </table:table-cell>
          <table:table-cell office:value-type="float" office:value="0.036828" calcext:value-type="float">
            <text:p>0.036828</text:p>
          </table:table-cell>
          <table:table-cell office:value-type="float" office:value="6.938893" calcext:value-type="float">
            <text:p>6.938893</text:p>
          </table:table-cell>
          <table:table-cell office:value-type="float" office:value="6.980492" calcext:value-type="float">
            <text:p>6.9804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E66]-[.F66]" office:value-type="float" office:value="0.700264" calcext:value-type="float">
            <text:p>0.700264</text:p>
          </table:table-cell>
          <table:table-cell office:value-type="float" office:value="6.869479" calcext:value-type="float">
            <text:p>6.869479</text:p>
          </table:table-cell>
          <table:table-cell office:value-type="float" office:value="6.169215" calcext:value-type="float">
            <text:p>6.169215</text:p>
          </table:table-cell>
          <table:table-cell office:value-type="float" office:value="6.88329" calcext:value-type="float">
            <text:p>6.88329</text:p>
          </table:table-cell>
          <table:table-cell office:value-type="float" office:value="0.001654" calcext:value-type="float">
            <text:p>0.001654</text:p>
          </table:table-cell>
          <table:table-cell office:value-type="float" office:value="0.034777" calcext:value-type="float">
            <text:p>0.034777</text:p>
          </table:table-cell>
          <table:table-cell office:value-type="float" office:value="6.844467" calcext:value-type="float">
            <text:p>6.844467</text:p>
          </table:table-cell>
          <table:table-cell office:value-type="float" office:value="6.883415" calcext:value-type="float">
            <text:p>6.8834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E67]-[.F67]" office:value-type="float" office:value="0.591789" calcext:value-type="float">
            <text:p>0.591789</text:p>
          </table:table-cell>
          <table:table-cell office:value-type="float" office:value="0.709408" calcext:value-type="float">
            <text:p>0.709408</text:p>
          </table:table-cell>
          <table:table-cell office:value-type="float" office:value="0.117619" calcext:value-type="float">
            <text:p>0.117619</text:p>
          </table:table-cell>
          <table:table-cell office:value-type="float" office:value="0.710847" calcext:value-type="float">
            <text:p>0.710847</text:p>
          </table:table-cell>
          <table:table-cell office:value-type="float" office:value="0.004699" calcext:value-type="float">
            <text:p>0.004699</text:p>
          </table:table-cell>
          <table:table-cell office:value-type="float" office:value="0.274004" calcext:value-type="float">
            <text:p>0.274004</text:p>
          </table:table-cell>
          <table:table-cell office:value-type="float" office:value="0.431704" calcext:value-type="float">
            <text:p>0.431704</text:p>
          </table:table-cell>
          <table:table-cell office:value-type="float" office:value="0.710963" calcext:value-type="float">
            <text:p>0.7109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E68]-[.F68]" office:value-type="float" office:value="0.66311" calcext:value-type="float">
            <text:p>0.66311</text:p>
          </table:table-cell>
          <table:table-cell office:value-type="float" office:value="8.615126" calcext:value-type="float">
            <text:p>8.615126</text:p>
          </table:table-cell>
          <table:table-cell office:value-type="float" office:value="7.952016" calcext:value-type="float">
            <text:p>7.952016</text:p>
          </table:table-cell>
          <table:table-cell office:value-type="float" office:value="8.63241" calcext:value-type="float">
            <text:p>8.63241</text:p>
          </table:table-cell>
          <table:table-cell office:value-type="float" office:value="0.060298" calcext:value-type="float">
            <text:p>0.060298</text:p>
          </table:table-cell>
          <table:table-cell office:value-type="float" office:value="0.145404" calcext:value-type="float">
            <text:p>0.145404</text:p>
          </table:table-cell>
          <table:table-cell office:value-type="float" office:value="8.425374" calcext:value-type="float">
            <text:p>8.425374</text:p>
          </table:table-cell>
          <table:table-cell office:value-type="float" office:value="8.632571" calcext:value-type="float">
            <text:p>8.6325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E69]-[.F69]" office:value-type="float" office:value="0.626177" calcext:value-type="float">
            <text:p>0.626177</text:p>
          </table:table-cell>
          <table:table-cell office:value-type="float" office:value="6.115145" calcext:value-type="float">
            <text:p>6.115145</text:p>
          </table:table-cell>
          <table:table-cell office:value-type="float" office:value="5.488968" calcext:value-type="float">
            <text:p>5.488968</text:p>
          </table:table-cell>
          <table:table-cell office:value-type="float" office:value="6.127695" calcext:value-type="float">
            <text:p>6.127695</text:p>
          </table:table-cell>
          <table:table-cell office:value-type="float" office:value="0.002156" calcext:value-type="float">
            <text:p>0.002156</text:p>
          </table:table-cell>
          <table:table-cell office:value-type="float" office:value="0.103356" calcext:value-type="float">
            <text:p>0.103356</text:p>
          </table:table-cell>
          <table:table-cell office:value-type="float" office:value="6.021276" calcext:value-type="float">
            <text:p>6.021276</text:p>
          </table:table-cell>
          <table:table-cell office:value-type="float" office:value="6.127812" calcext:value-type="float">
            <text:p>6.1278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70]-[.F70]" office:value-type="float" office:value="0.630566" calcext:value-type="float">
            <text:p>0.630566</text:p>
          </table:table-cell>
          <table:table-cell office:value-type="float" office:value="7.63205" calcext:value-type="float">
            <text:p>7.63205</text:p>
          </table:table-cell>
          <table:table-cell office:value-type="float" office:value="7.001484" calcext:value-type="float">
            <text:p>7.001484</text:p>
          </table:table-cell>
          <table:table-cell office:value-type="float" office:value="7.647368" calcext:value-type="float">
            <text:p>7.647368</text:p>
          </table:table-cell>
          <table:table-cell office:value-type="float" office:value="0.006558" calcext:value-type="float">
            <text:p>0.006558</text:p>
          </table:table-cell>
          <table:table-cell office:value-type="float" office:value="0.080062" calcext:value-type="float">
            <text:p>0.080062</text:p>
          </table:table-cell>
          <table:table-cell office:value-type="float" office:value="7.558993" calcext:value-type="float">
            <text:p>7.558993</text:p>
          </table:table-cell>
          <table:table-cell office:value-type="float" office:value="7.647489" calcext:value-type="float">
            <text:p>7.6474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E71]-[.F71]" office:value-type="float" office:value="0.627508000000001" calcext:value-type="float">
            <text:p>0.627508000000001</text:p>
          </table:table-cell>
          <table:table-cell office:value-type="float" office:value="5.835212" calcext:value-type="float">
            <text:p>5.835212</text:p>
          </table:table-cell>
          <table:table-cell office:value-type="float" office:value="5.207704" calcext:value-type="float">
            <text:p>5.207704</text:p>
          </table:table-cell>
          <table:table-cell office:value-type="float" office:value="5.846995" calcext:value-type="float">
            <text:p>5.846995</text:p>
          </table:table-cell>
          <table:table-cell office:value-type="float" office:value="0.002161" calcext:value-type="float">
            <text:p>0.002161</text:p>
          </table:table-cell>
          <table:table-cell office:value-type="float" office:value="0.063684" calcext:value-type="float">
            <text:p>0.063684</text:p>
          </table:table-cell>
          <table:table-cell office:value-type="float" office:value="5.780035" calcext:value-type="float">
            <text:p>5.780035</text:p>
          </table:table-cell>
          <table:table-cell office:value-type="float" office:value="5.847111" calcext:value-type="float">
            <text:p>5.847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E72]-[.F72]" office:value-type="float" office:value="0.642985" calcext:value-type="float">
            <text:p>0.642985</text:p>
          </table:table-cell>
          <table:table-cell office:value-type="float" office:value="5.584361" calcext:value-type="float">
            <text:p>5.584361</text:p>
          </table:table-cell>
          <table:table-cell office:value-type="float" office:value="4.941376" calcext:value-type="float">
            <text:p>4.941376</text:p>
          </table:table-cell>
          <table:table-cell office:value-type="float" office:value="5.595511" calcext:value-type="float">
            <text:p>5.595511</text:p>
          </table:table-cell>
          <table:table-cell office:value-type="float" office:value="0.002032" calcext:value-type="float">
            <text:p>0.002032</text:p>
          </table:table-cell>
          <table:table-cell office:value-type="float" office:value="0.054798" calcext:value-type="float">
            <text:p>0.054798</text:p>
          </table:table-cell>
          <table:table-cell office:value-type="float" office:value="5.537255" calcext:value-type="float">
            <text:p>5.537255</text:p>
          </table:table-cell>
          <table:table-cell office:value-type="float" office:value="5.595629" calcext:value-type="float">
            <text:p>5.5956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E73]-[.F73]" office:value-type="float" office:value="0.679588" calcext:value-type="float">
            <text:p>0.679588</text:p>
          </table:table-cell>
          <table:table-cell office:value-type="float" office:value="5.877139" calcext:value-type="float">
            <text:p>5.877139</text:p>
          </table:table-cell>
          <table:table-cell office:value-type="float" office:value="5.197551" calcext:value-type="float">
            <text:p>5.197551</text:p>
          </table:table-cell>
          <table:table-cell office:value-type="float" office:value="5.888837" calcext:value-type="float">
            <text:p>5.888837</text:p>
          </table:table-cell>
          <table:table-cell office:value-type="float" office:value="0.006041" calcext:value-type="float">
            <text:p>0.006041</text:p>
          </table:table-cell>
          <table:table-cell office:value-type="float" office:value="0.049766" calcext:value-type="float">
            <text:p>0.049766</text:p>
          </table:table-cell>
          <table:table-cell office:value-type="float" office:value="5.831441" calcext:value-type="float">
            <text:p>5.831441</text:p>
          </table:table-cell>
          <table:table-cell office:value-type="float" office:value="5.88896" calcext:value-type="float">
            <text:p>5.888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E74]-[.F74]" office:value-type="float" office:value="0.675946000000001" calcext:value-type="float">
            <text:p>0.675946000000001</text:p>
          </table:table-cell>
          <table:table-cell office:value-type="float" office:value="6.867745" calcext:value-type="float">
            <text:p>6.867745</text:p>
          </table:table-cell>
          <table:table-cell office:value-type="float" office:value="6.191799" calcext:value-type="float">
            <text:p>6.191799</text:p>
          </table:table-cell>
          <table:table-cell office:value-type="float" office:value="6.881499" calcext:value-type="float">
            <text:p>6.881499</text:p>
          </table:table-cell>
          <table:table-cell office:value-type="float" office:value="0.002082" calcext:value-type="float">
            <text:p>0.002082</text:p>
          </table:table-cell>
          <table:table-cell office:value-type="float" office:value="0.044197" calcext:value-type="float">
            <text:p>0.044197</text:p>
          </table:table-cell>
          <table:table-cell office:value-type="float" office:value="6.833239" calcext:value-type="float">
            <text:p>6.833239</text:p>
          </table:table-cell>
          <table:table-cell office:value-type="float" office:value="6.881618" calcext:value-type="float">
            <text:p>6.8816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E75]-[.F75]" office:value-type="float" office:value="0.671851" calcext:value-type="float">
            <text:p>0.671851</text:p>
          </table:table-cell>
          <table:table-cell office:value-type="float" office:value="6.720498" calcext:value-type="float">
            <text:p>6.720498</text:p>
          </table:table-cell>
          <table:table-cell office:value-type="float" office:value="6.048647" calcext:value-type="float">
            <text:p>6.048647</text:p>
          </table:table-cell>
          <table:table-cell office:value-type="float" office:value="6.734011" calcext:value-type="float">
            <text:p>6.734011</text:p>
          </table:table-cell>
          <table:table-cell office:value-type="float" office:value="0.001617" calcext:value-type="float">
            <text:p>0.001617</text:p>
          </table:table-cell>
          <table:table-cell office:value-type="float" office:value="0.0437" calcext:value-type="float">
            <text:p>0.0437</text:p>
          </table:table-cell>
          <table:table-cell office:value-type="float" office:value="6.686383" calcext:value-type="float">
            <text:p>6.686383</text:p>
          </table:table-cell>
          <table:table-cell office:value-type="float" office:value="6.734128" calcext:value-type="float">
            <text:p>6.7341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E76]-[.F76]" office:value-type="float" office:value="0.6661" calcext:value-type="float">
            <text:p>0.6661</text:p>
          </table:table-cell>
          <table:table-cell office:value-type="float" office:value="7.12531" calcext:value-type="float">
            <text:p>7.12531</text:p>
          </table:table-cell>
          <table:table-cell office:value-type="float" office:value="6.45921" calcext:value-type="float">
            <text:p>6.45921</text:p>
          </table:table-cell>
          <table:table-cell office:value-type="float" office:value="7.139647" calcext:value-type="float">
            <text:p>7.13964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36784" calcext:value-type="float">
            <text:p>0.036784</text:p>
          </table:table-cell>
          <table:table-cell office:value-type="float" office:value="7.098927" calcext:value-type="float">
            <text:p>7.098927</text:p>
          </table:table-cell>
          <table:table-cell office:value-type="float" office:value="7.13977" calcext:value-type="float">
            <text:p>7.139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E77]-[.F77]" office:value-type="float" office:value="0.455795" calcext:value-type="float">
            <text:p>0.455795</text:p>
          </table:table-cell>
          <table:table-cell office:value-type="float" office:value="0.738213" calcext:value-type="float">
            <text:p>0.738213</text:p>
          </table:table-cell>
          <table:table-cell office:value-type="float" office:value="0.282418" calcext:value-type="float">
            <text:p>0.282418</text:p>
          </table:table-cell>
          <table:table-cell office:value-type="float" office:value="0.739657" calcext:value-type="float">
            <text:p>0.739657</text:p>
          </table:table-cell>
          <table:table-cell office:value-type="float" office:value="0.002645" calcext:value-type="float">
            <text:p>0.002645</text:p>
          </table:table-cell>
          <table:table-cell office:value-type="float" office:value="0.286563" calcext:value-type="float">
            <text:p>0.286563</text:p>
          </table:table-cell>
          <table:table-cell office:value-type="float" office:value="0.449922" calcext:value-type="float">
            <text:p>0.449922</text:p>
          </table:table-cell>
          <table:table-cell office:value-type="float" office:value="0.739772" calcext:value-type="float">
            <text:p>0.7397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E78]-[.F78]" office:value-type="float" office:value="0.532978" calcext:value-type="float">
            <text:p>0.532978</text:p>
          </table:table-cell>
          <table:table-cell office:value-type="float" office:value="9.043016" calcext:value-type="float">
            <text:p>9.043016</text:p>
          </table:table-cell>
          <table:table-cell office:value-type="float" office:value="8.510038" calcext:value-type="float">
            <text:p>8.510038</text:p>
          </table:table-cell>
          <table:table-cell office:value-type="float" office:value="9.061331" calcext:value-type="float">
            <text:p>9.061331</text:p>
          </table:table-cell>
          <table:table-cell office:value-type="float" office:value="0.061802" calcext:value-type="float">
            <text:p>0.061802</text:p>
          </table:table-cell>
          <table:table-cell office:value-type="float" office:value="0.15275" calcext:value-type="float">
            <text:p>0.15275</text:p>
          </table:table-cell>
          <table:table-cell office:value-type="float" office:value="8.845382" calcext:value-type="float">
            <text:p>8.845382</text:p>
          </table:table-cell>
          <table:table-cell office:value-type="float" office:value="9.061493" calcext:value-type="float">
            <text:p>9.0614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E79]-[.F79]" office:value-type="float" office:value="0.482339000000001" calcext:value-type="float">
            <text:p>0.482339000000001</text:p>
          </table:table-cell>
          <table:table-cell office:value-type="float" office:value="7.569757" calcext:value-type="float">
            <text:p>7.569757</text:p>
          </table:table-cell>
          <table:table-cell office:value-type="float" office:value="7.087418" calcext:value-type="float">
            <text:p>7.087418</text:p>
          </table:table-cell>
          <table:table-cell office:value-type="float" office:value="7.585014" calcext:value-type="float">
            <text:p>7.585014</text:p>
          </table:table-cell>
          <table:table-cell office:value-type="float" office:value="0.007084" calcext:value-type="float">
            <text:p>0.007084</text:p>
          </table:table-cell>
          <table:table-cell office:value-type="float" office:value="0.103442" calcext:value-type="float">
            <text:p>0.103442</text:p>
          </table:table-cell>
          <table:table-cell office:value-type="float" office:value="7.472806" calcext:value-type="float">
            <text:p>7.472806</text:p>
          </table:table-cell>
          <table:table-cell office:value-type="float" office:value="7.585178" calcext:value-type="float">
            <text:p>7.5851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E80]-[.F80]" office:value-type="float" office:value="0.481293" calcext:value-type="float">
            <text:p>0.481293</text:p>
          </table:table-cell>
          <table:table-cell office:value-type="float" office:value="7.658717" calcext:value-type="float">
            <text:p>7.658717</text:p>
          </table:table-cell>
          <table:table-cell office:value-type="float" office:value="7.177424" calcext:value-type="float">
            <text:p>7.177424</text:p>
          </table:table-cell>
          <table:table-cell office:value-type="float" office:value="7.674177" calcext:value-type="float">
            <text:p>7.674177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0.077536" calcext:value-type="float">
            <text:p>0.077536</text:p>
          </table:table-cell>
          <table:table-cell office:value-type="float" office:value="7.587612" calcext:value-type="float">
            <text:p>7.587612</text:p>
          </table:table-cell>
          <table:table-cell office:value-type="float" office:value="7.674296" calcext:value-type="float">
            <text:p>7.6742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E81]-[.F81]" office:value-type="float" office:value="0.489174" calcext:value-type="float">
            <text:p>0.489174</text:p>
          </table:table-cell>
          <table:table-cell office:value-type="float" office:value="6.322618" calcext:value-type="float">
            <text:p>6.322618</text:p>
          </table:table-cell>
          <table:table-cell office:value-type="float" office:value="5.833444" calcext:value-type="float">
            <text:p>5.833444</text:p>
          </table:table-cell>
          <table:table-cell office:value-type="float" office:value="6.335502" calcext:value-type="float">
            <text:p>6.335502</text:p>
          </table:table-cell>
          <table:table-cell office:value-type="float" office:value="0.002692" calcext:value-type="float">
            <text:p>0.002692</text:p>
          </table:table-cell>
          <table:table-cell office:value-type="float" office:value="0.065528" calcext:value-type="float">
            <text:p>0.065528</text:p>
          </table:table-cell>
          <table:table-cell office:value-type="float" office:value="6.266181" calcext:value-type="float">
            <text:p>6.266181</text:p>
          </table:table-cell>
          <table:table-cell office:value-type="float" office:value="6.335623" calcext:value-type="float">
            <text:p>6.3356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E82]-[.F82]" office:value-type="float" office:value="0.511667" calcext:value-type="float">
            <text:p>0.511667</text:p>
          </table:table-cell>
          <table:table-cell office:value-type="float" office:value="5.7347" calcext:value-type="float">
            <text:p>5.7347</text:p>
          </table:table-cell>
          <table:table-cell office:value-type="float" office:value="5.223033" calcext:value-type="float">
            <text:p>5.223033</text:p>
          </table:table-cell>
          <table:table-cell office:value-type="float" office:value="5.746082" calcext:value-type="float">
            <text:p>5.746082</text:p>
          </table:table-cell>
          <table:table-cell office:value-type="float" office:value="0.001736" calcext:value-type="float">
            <text:p>0.001736</text:p>
          </table:table-cell>
          <table:table-cell office:value-type="float" office:value="0.057581" calcext:value-type="float">
            <text:p>0.057581</text:p>
          </table:table-cell>
          <table:table-cell office:value-type="float" office:value="5.685242" calcext:value-type="float">
            <text:p>5.685242</text:p>
          </table:table-cell>
          <table:table-cell office:value-type="float" office:value="5.746205" calcext:value-type="float">
            <text:p>5.7462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E83]-[.F83]" office:value-type="float" office:value="0.511693" calcext:value-type="float">
            <text:p>0.511693</text:p>
          </table:table-cell>
          <table:table-cell office:value-type="float" office:value="7.074514" calcext:value-type="float">
            <text:p>7.074514</text:p>
          </table:table-cell>
          <table:table-cell office:value-type="float" office:value="6.562821" calcext:value-type="float">
            <text:p>6.562821</text:p>
          </table:table-cell>
          <table:table-cell office:value-type="float" office:value="7.088513" calcext:value-type="float">
            <text:p>7.088513</text:p>
          </table:table-cell>
          <table:table-cell office:value-type="float" office:value="0.002194" calcext:value-type="float">
            <text:p>0.002194</text:p>
          </table:table-cell>
          <table:table-cell office:value-type="float" office:value="0.049577" calcext:value-type="float">
            <text:p>0.049577</text:p>
          </table:table-cell>
          <table:table-cell office:value-type="float" office:value="7.035126" calcext:value-type="float">
            <text:p>7.035126</text:p>
          </table:table-cell>
          <table:table-cell office:value-type="float" office:value="7.088577" calcext:value-type="float">
            <text:p>7.0885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E84]-[.F84]" office:value-type="float" office:value="0.512555" calcext:value-type="float">
            <text:p>0.512555</text:p>
          </table:table-cell>
          <table:table-cell office:value-type="float" office:value="6.524425" calcext:value-type="float">
            <text:p>6.524425</text:p>
          </table:table-cell>
          <table:table-cell office:value-type="float" office:value="6.01187" calcext:value-type="float">
            <text:p>6.01187</text:p>
          </table:table-cell>
          <table:table-cell office:value-type="float" office:value="6.537472" calcext:value-type="float">
            <text:p>6.537472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44349" calcext:value-type="float">
            <text:p>0.044349</text:p>
          </table:table-cell>
          <table:table-cell office:value-type="float" office:value="6.488338" calcext:value-type="float">
            <text:p>6.488338</text:p>
          </table:table-cell>
          <table:table-cell office:value-type="float" office:value="6.537591" calcext:value-type="float">
            <text:p>6.5375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E85]-[.F85]" office:value-type="float" office:value="0.510157" calcext:value-type="float">
            <text:p>0.510157</text:p>
          </table:table-cell>
          <table:table-cell office:value-type="float" office:value="6.848364" calcext:value-type="float">
            <text:p>6.848364</text:p>
          </table:table-cell>
          <table:table-cell office:value-type="float" office:value="6.338207" calcext:value-type="float">
            <text:p>6.338207</text:p>
          </table:table-cell>
          <table:table-cell office:value-type="float" office:value="6.862102" calcext:value-type="float">
            <text:p>6.862102</text:p>
          </table:table-cell>
          <table:table-cell office:value-type="float" office:value="0.002702" calcext:value-type="float">
            <text:p>0.002702</text:p>
          </table:table-cell>
          <table:table-cell office:value-type="float" office:value="0.039779" calcext:value-type="float">
            <text:p>0.039779</text:p>
          </table:table-cell>
          <table:table-cell office:value-type="float" office:value="6.817626" calcext:value-type="float">
            <text:p>6.817626</text:p>
          </table:table-cell>
          <table:table-cell office:value-type="float" office:value="6.86222" calcext:value-type="float">
            <text:p>6.86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86]-[.F86]" office:value-type="float" office:value="0.475435" calcext:value-type="float">
            <text:p>0.475435</text:p>
          </table:table-cell>
          <table:table-cell office:value-type="float" office:value="0.77251" calcext:value-type="float">
            <text:p>0.77251</text:p>
          </table:table-cell>
          <table:table-cell office:value-type="float" office:value="0.297075" calcext:value-type="float">
            <text:p>0.297075</text:p>
          </table:table-cell>
          <table:table-cell office:value-type="float" office:value="0.774042" calcext:value-type="float">
            <text:p>0.774042</text:p>
          </table:table-cell>
          <table:table-cell office:value-type="float" office:value="0.002378" calcext:value-type="float">
            <text:p>0.002378</text:p>
          </table:table-cell>
          <table:table-cell office:value-type="float" office:value="0.299994" calcext:value-type="float">
            <text:p>0.299994</text:p>
          </table:table-cell>
          <table:table-cell office:value-type="float" office:value="0.471184" calcext:value-type="float">
            <text:p>0.471184</text:p>
          </table:table-cell>
          <table:table-cell office:value-type="float" office:value="0.774156" calcext:value-type="float">
            <text:p>0.7741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87]-[.F87]" office:value-type="float" office:value="0.533498" calcext:value-type="float">
            <text:p>0.533498</text:p>
          </table:table-cell>
          <table:table-cell office:value-type="float" office:value="8.266707" calcext:value-type="float">
            <text:p>8.266707</text:p>
          </table:table-cell>
          <table:table-cell office:value-type="float" office:value="7.733209" calcext:value-type="float">
            <text:p>7.733209</text:p>
          </table:table-cell>
          <table:table-cell office:value-type="float" office:value="8.283322" calcext:value-type="float">
            <text:p>8.283322</text:p>
          </table:table-cell>
          <table:table-cell office:value-type="float" office:value="0.057839" calcext:value-type="float">
            <text:p>0.057839</text:p>
          </table:table-cell>
          <table:table-cell office:value-type="float" office:value="0.15296" calcext:value-type="float">
            <text:p>0.15296</text:p>
          </table:table-cell>
          <table:table-cell office:value-type="float" office:value="8.069935" calcext:value-type="float">
            <text:p>8.069935</text:p>
          </table:table-cell>
          <table:table-cell office:value-type="float" office:value="8.283479" calcext:value-type="float">
            <text:p>8.2834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88]-[.F88]" office:value-type="float" office:value="0.486403" calcext:value-type="float">
            <text:p>0.486403</text:p>
          </table:table-cell>
          <table:table-cell office:value-type="float" office:value="7.789671" calcext:value-type="float">
            <text:p>7.789671</text:p>
          </table:table-cell>
          <table:table-cell office:value-type="float" office:value="7.303268" calcext:value-type="float">
            <text:p>7.303268</text:p>
          </table:table-cell>
          <table:table-cell office:value-type="float" office:value="7.805506" calcext:value-type="float">
            <text:p>7.805506</text:p>
          </table:table-cell>
          <table:table-cell office:value-type="float" office:value="0.00812" calcext:value-type="float">
            <text:p>0.00812</text:p>
          </table:table-cell>
          <table:table-cell office:value-type="float" office:value="0.103862" calcext:value-type="float">
            <text:p>0.103862</text:p>
          </table:table-cell>
          <table:table-cell office:value-type="float" office:value="7.691927" calcext:value-type="float">
            <text:p>7.691927</text:p>
          </table:table-cell>
          <table:table-cell office:value-type="float" office:value="7.805629" calcext:value-type="float">
            <text:p>7.8056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E89]-[.F89]" office:value-type="float" office:value="0.492748" calcext:value-type="float">
            <text:p>0.492748</text:p>
          </table:table-cell>
          <table:table-cell office:value-type="float" office:value="7.558828" calcext:value-type="float">
            <text:p>7.558828</text:p>
          </table:table-cell>
          <table:table-cell office:value-type="float" office:value="7.06608" calcext:value-type="float">
            <text:p>7.06608</text:p>
          </table:table-cell>
          <table:table-cell office:value-type="float" office:value="7.573993" calcext:value-type="float">
            <text:p>7.573993</text:p>
          </table:table-cell>
          <table:table-cell office:value-type="float" office:value="0.002571" calcext:value-type="float">
            <text:p>0.002571</text:p>
          </table:table-cell>
          <table:table-cell office:value-type="float" office:value="0.094999" calcext:value-type="float">
            <text:p>0.094999</text:p>
          </table:table-cell>
          <table:table-cell office:value-type="float" office:value="7.475284" calcext:value-type="float">
            <text:p>7.475284</text:p>
          </table:table-cell>
          <table:table-cell office:value-type="float" office:value="7.574166" calcext:value-type="float">
            <text:p>7.5741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E90]-[.F90]" office:value-type="float" office:value="0.514361" calcext:value-type="float">
            <text:p>0.514361</text:p>
          </table:table-cell>
          <table:table-cell office:value-type="float" office:value="6.148065" calcext:value-type="float">
            <text:p>6.148065</text:p>
          </table:table-cell>
          <table:table-cell office:value-type="float" office:value="5.633704" calcext:value-type="float">
            <text:p>5.633704</text:p>
          </table:table-cell>
          <table:table-cell office:value-type="float" office:value="6.160329" calcext:value-type="float">
            <text:p>6.160329</text:p>
          </table:table-cell>
          <table:table-cell office:value-type="float" office:value="0.003041" calcext:value-type="float">
            <text:p>0.003041</text:p>
          </table:table-cell>
          <table:table-cell office:value-type="float" office:value="0.068902" calcext:value-type="float">
            <text:p>0.068902</text:p>
          </table:table-cell>
          <table:table-cell office:value-type="float" office:value="6.087137" calcext:value-type="float">
            <text:p>6.087137</text:p>
          </table:table-cell>
          <table:table-cell office:value-type="float" office:value="6.160446" calcext:value-type="float">
            <text:p>6.1604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E91]-[.F91]" office:value-type="float" office:value="0.51295" calcext:value-type="float">
            <text:p>0.51295</text:p>
          </table:table-cell>
          <table:table-cell office:value-type="float" office:value="5.573049" calcext:value-type="float">
            <text:p>5.573049</text:p>
          </table:table-cell>
          <table:table-cell office:value-type="float" office:value="5.060099" calcext:value-type="float">
            <text:p>5.060099</text:p>
          </table:table-cell>
          <table:table-cell office:value-type="float" office:value="5.583919" calcext:value-type="float">
            <text:p>5.583919</text:p>
          </table:table-cell>
          <table:table-cell office:value-type="float" office:value="0.002321" calcext:value-type="float">
            <text:p>0.002321</text:p>
          </table:table-cell>
          <table:table-cell office:value-type="float" office:value="0.057654" calcext:value-type="float">
            <text:p>0.057654</text:p>
          </table:table-cell>
          <table:table-cell office:value-type="float" office:value="5.522397" calcext:value-type="float">
            <text:p>5.522397</text:p>
          </table:table-cell>
          <table:table-cell office:value-type="float" office:value="5.58404" calcext:value-type="float">
            <text:p>5.584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E92]-[.F92]" office:value-type="float" office:value="0.516084" calcext:value-type="float">
            <text:p>0.516084</text:p>
          </table:table-cell>
          <table:table-cell office:value-type="float" office:value="5.722224" calcext:value-type="float">
            <text:p>5.722224</text:p>
          </table:table-cell>
          <table:table-cell office:value-type="float" office:value="5.20614" calcext:value-type="float">
            <text:p>5.20614</text:p>
          </table:table-cell>
          <table:table-cell office:value-type="float" office:value="5.733452" calcext:value-type="float">
            <text:p>5.733452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049833" calcext:value-type="float">
            <text:p>0.049833</text:p>
          </table:table-cell>
          <table:table-cell office:value-type="float" office:value="5.679401" calcext:value-type="float">
            <text:p>5.679401</text:p>
          </table:table-cell>
          <table:table-cell office:value-type="float" office:value="5.73357" calcext:value-type="float">
            <text:p>5.733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E93]-[.F93]" office:value-type="float" office:value="0.511962" calcext:value-type="float">
            <text:p>0.511962</text:p>
          </table:table-cell>
          <table:table-cell office:value-type="float" office:value="6.654775" calcext:value-type="float">
            <text:p>6.654775</text:p>
          </table:table-cell>
          <table:table-cell office:value-type="float" office:value="6.142813" calcext:value-type="float">
            <text:p>6.142813</text:p>
          </table:table-cell>
          <table:table-cell office:value-type="float" office:value="6.667911" calcext:value-type="float">
            <text:p>6.667911</text:p>
          </table:table-cell>
          <table:table-cell office:value-type="float" office:value="0.00439" calcext:value-type="float">
            <text:p>0.00439</text:p>
          </table:table-cell>
          <table:table-cell office:value-type="float" office:value="0.059832" calcext:value-type="float">
            <text:p>0.059832</text:p>
          </table:table-cell>
          <table:table-cell office:value-type="float" office:value="6.60185" calcext:value-type="float">
            <text:p>6.60185</text:p>
          </table:table-cell>
          <table:table-cell office:value-type="float" office:value="6.668032" calcext:value-type="float">
            <text:p>6.6680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E94]-[.F94]" office:value-type="float" office:value="0.454078" calcext:value-type="float">
            <text:p>0.454078</text:p>
          </table:table-cell>
          <table:table-cell office:value-type="float" office:value="0.772423" calcext:value-type="float">
            <text:p>0.772423</text:p>
          </table:table-cell>
          <table:table-cell office:value-type="float" office:value="0.318345" calcext:value-type="float">
            <text:p>0.318345</text:p>
          </table:table-cell>
          <table:table-cell office:value-type="float" office:value="0.773965" calcext:value-type="float">
            <text:p>0.773965</text:p>
          </table:table-cell>
          <table:table-cell office:value-type="float" office:value="0.002442" calcext:value-type="float">
            <text:p>0.002442</text:p>
          </table:table-cell>
          <table:table-cell office:value-type="float" office:value="0.299864" calcext:value-type="float">
            <text:p>0.299864</text:p>
          </table:table-cell>
          <table:table-cell office:value-type="float" office:value="0.471169" calcext:value-type="float">
            <text:p>0.471169</text:p>
          </table:table-cell>
          <table:table-cell office:value-type="float" office:value="0.774086" calcext:value-type="float">
            <text:p>0.7740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E95]-[.F95]" office:value-type="float" office:value="0.519022" calcext:value-type="float">
            <text:p>0.519022</text:p>
          </table:table-cell>
          <table:table-cell office:value-type="float" office:value="9.26694" calcext:value-type="float">
            <text:p>9.26694</text:p>
          </table:table-cell>
          <table:table-cell office:value-type="float" office:value="8.747918" calcext:value-type="float">
            <text:p>8.747918</text:p>
          </table:table-cell>
          <table:table-cell office:value-type="float" office:value="9.285529" calcext:value-type="float">
            <text:p>9.285529</text:p>
          </table:table-cell>
          <table:table-cell office:value-type="float" office:value="0.066206" calcext:value-type="float">
            <text:p>0.066206</text:p>
          </table:table-cell>
          <table:table-cell office:value-type="float" office:value="0.153133" calcext:value-type="float">
            <text:p>0.153133</text:p>
          </table:table-cell>
          <table:table-cell office:value-type="float" office:value="9.064803" calcext:value-type="float">
            <text:p>9.064803</text:p>
          </table:table-cell>
          <table:table-cell office:value-type="float" office:value="9.285687" calcext:value-type="float">
            <text:p>9.2856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E96]-[.F96]" office:value-type="float" office:value="0.474019" calcext:value-type="float">
            <text:p>0.474019</text:p>
          </table:table-cell>
          <table:table-cell office:value-type="float" office:value="7.577129" calcext:value-type="float">
            <text:p>7.577129</text:p>
          </table:table-cell>
          <table:table-cell office:value-type="float" office:value="7.10311" calcext:value-type="float">
            <text:p>7.10311</text:p>
          </table:table-cell>
          <table:table-cell office:value-type="float" office:value="7.592288" calcext:value-type="float">
            <text:p>7.592288</text:p>
          </table:table-cell>
          <table:table-cell office:value-type="float" office:value="0.001136" calcext:value-type="float">
            <text:p>0.001136</text:p>
          </table:table-cell>
          <table:table-cell office:value-type="float" office:value="0.107128" calcext:value-type="float">
            <text:p>0.107128</text:p>
          </table:table-cell>
          <table:table-cell office:value-type="float" office:value="7.481556" calcext:value-type="float">
            <text:p>7.481556</text:p>
          </table:table-cell>
          <table:table-cell office:value-type="float" office:value="7.59241" calcext:value-type="float">
            <text:p>7.592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E97]-[.F97]" office:value-type="float" office:value="0.494277" calcext:value-type="float">
            <text:p>0.494277</text:p>
          </table:table-cell>
          <table:table-cell office:value-type="float" office:value="7.510632" calcext:value-type="float">
            <text:p>7.510632</text:p>
          </table:table-cell>
          <table:table-cell office:value-type="float" office:value="7.016355" calcext:value-type="float">
            <text:p>7.016355</text:p>
          </table:table-cell>
          <table:table-cell office:value-type="float" office:value="7.525505" calcext:value-type="float">
            <text:p>7.525505</text:p>
          </table:table-cell>
          <table:table-cell office:value-type="float" office:value="0.002013" calcext:value-type="float">
            <text:p>0.002013</text:p>
          </table:table-cell>
          <table:table-cell office:value-type="float" office:value="0.084524" calcext:value-type="float">
            <text:p>0.084524</text:p>
          </table:table-cell>
          <table:table-cell office:value-type="float" office:value="7.437732" calcext:value-type="float">
            <text:p>7.437732</text:p>
          </table:table-cell>
          <table:table-cell office:value-type="float" office:value="7.525637" calcext:value-type="float">
            <text:p>7.5256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E98]-[.F98]" office:value-type="float" office:value="0.493053" calcext:value-type="float">
            <text:p>0.493053</text:p>
          </table:table-cell>
          <table:table-cell office:value-type="float" office:value="6.145076" calcext:value-type="float">
            <text:p>6.145076</text:p>
          </table:table-cell>
          <table:table-cell office:value-type="float" office:value="5.652023" calcext:value-type="float">
            <text:p>5.652023</text:p>
          </table:table-cell>
          <table:table-cell office:value-type="float" office:value="6.157255" calcext:value-type="float">
            <text:p>6.157255</text:p>
          </table:table-cell>
          <table:table-cell office:value-type="float" office:value="0.003698" calcext:value-type="float">
            <text:p>0.003698</text:p>
          </table:table-cell>
          <table:table-cell office:value-type="float" office:value="0.069116" calcext:value-type="float">
            <text:p>0.069116</text:p>
          </table:table-cell>
          <table:table-cell office:value-type="float" office:value="6.083271" calcext:value-type="float">
            <text:p>6.083271</text:p>
          </table:table-cell>
          <table:table-cell office:value-type="float" office:value="6.157324" calcext:value-type="float">
            <text:p>6.1573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E99]-[.F99]" office:value-type="float" office:value="0.490791" calcext:value-type="float">
            <text:p>0.490791</text:p>
          </table:table-cell>
          <table:table-cell office:value-type="float" office:value="5.781915" calcext:value-type="float">
            <text:p>5.781915</text:p>
          </table:table-cell>
          <table:table-cell office:value-type="float" office:value="5.291124" calcext:value-type="float">
            <text:p>5.291124</text:p>
          </table:table-cell>
          <table:table-cell office:value-type="float" office:value="5.793221" calcext:value-type="float">
            <text:p>5.793221</text:p>
          </table:table-cell>
          <table:table-cell office:value-type="float" office:value="0.001873" calcext:value-type="float">
            <text:p>0.001873</text:p>
          </table:table-cell>
          <table:table-cell office:value-type="float" office:value="0.057747" calcext:value-type="float">
            <text:p>0.057747</text:p>
          </table:table-cell>
          <table:table-cell office:value-type="float" office:value="5.732089" calcext:value-type="float">
            <text:p>5.732089</text:p>
          </table:table-cell>
          <table:table-cell office:value-type="float" office:value="5.793345" calcext:value-type="float">
            <text:p>5.7933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E100]-[.F100]" office:value-type="float" office:value="0.486231" calcext:value-type="float">
            <text:p>0.486231</text:p>
          </table:table-cell>
          <table:table-cell office:value-type="float" office:value="5.584086" calcext:value-type="float">
            <text:p>5.584086</text:p>
          </table:table-cell>
          <table:table-cell office:value-type="float" office:value="5.097855" calcext:value-type="float">
            <text:p>5.097855</text:p>
          </table:table-cell>
          <table:table-cell office:value-type="float" office:value="5.594987" calcext:value-type="float">
            <text:p>5.594987</text:p>
          </table:table-cell>
          <table:table-cell office:value-type="float" office:value="0.001809" calcext:value-type="float">
            <text:p>0.001809</text:p>
          </table:table-cell>
          <table:table-cell office:value-type="float" office:value="0.049692" calcext:value-type="float">
            <text:p>0.049692</text:p>
          </table:table-cell>
          <table:table-cell office:value-type="float" office:value="5.541711" calcext:value-type="float">
            <text:p>5.541711</text:p>
          </table:table-cell>
          <table:table-cell office:value-type="float" office:value="5.595112" calcext:value-type="float">
            <text:p>5.5951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101]-[.F101]" office:value-type="float" office:value="0.51952" calcext:value-type="float">
            <text:p>0.51952</text:p>
          </table:table-cell>
          <table:table-cell office:value-type="float" office:value="0.77301" calcext:value-type="float">
            <text:p>0.77301</text:p>
          </table:table-cell>
          <table:table-cell office:value-type="float" office:value="0.25349" calcext:value-type="float">
            <text:p>0.25349</text:p>
          </table:table-cell>
          <table:table-cell office:value-type="float" office:value="0.774534" calcext:value-type="float">
            <text:p>0.774534</text:p>
          </table:table-cell>
          <table:table-cell office:value-type="float" office:value="0.002814" calcext:value-type="float">
            <text:p>0.002814</text:p>
          </table:table-cell>
          <table:table-cell office:value-type="float" office:value="0.299281" calcext:value-type="float">
            <text:p>0.299281</text:p>
          </table:table-cell>
          <table:table-cell office:value-type="float" office:value="0.471962" calcext:value-type="float">
            <text:p>0.471962</text:p>
          </table:table-cell>
          <table:table-cell office:value-type="float" office:value="0.774648" calcext:value-type="float">
            <text:p>0.7746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E102]-[.F102]" office:value-type="float" office:value="0.612575" calcext:value-type="float">
            <text:p>0.612575</text:p>
          </table:table-cell>
          <table:table-cell office:value-type="float" office:value="9.501773" calcext:value-type="float">
            <text:p>9.501773</text:p>
          </table:table-cell>
          <table:table-cell office:value-type="float" office:value="8.889198" calcext:value-type="float">
            <text:p>8.889198</text:p>
          </table:table-cell>
          <table:table-cell office:value-type="float" office:value="9.520676" calcext:value-type="float">
            <text:p>9.520676</text:p>
          </table:table-cell>
          <table:table-cell office:value-type="float" office:value="0.067408" calcext:value-type="float">
            <text:p>0.067408</text:p>
          </table:table-cell>
          <table:table-cell office:value-type="float" office:value="0.159925" calcext:value-type="float">
            <text:p>0.159925</text:p>
          </table:table-cell>
          <table:table-cell office:value-type="float" office:value="9.291982" calcext:value-type="float">
            <text:p>9.291982</text:p>
          </table:table-cell>
          <table:table-cell office:value-type="float" office:value="9.520847" calcext:value-type="float">
            <text:p>9.5208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E103]-[.F103]" office:value-type="float" office:value="0.565704999999999" calcext:value-type="float">
            <text:p>0.565704999999999</text:p>
          </table:table-cell>
          <table:table-cell office:value-type="float" office:value="7.731583" calcext:value-type="float">
            <text:p>7.731583</text:p>
          </table:table-cell>
          <table:table-cell office:value-type="float" office:value="7.165878" calcext:value-type="float">
            <text:p>7.165878</text:p>
          </table:table-cell>
          <table:table-cell office:value-type="float" office:value="7.746878" calcext:value-type="float">
            <text:p>7.746878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113401" calcext:value-type="float">
            <text:p>0.113401</text:p>
          </table:table-cell>
          <table:table-cell office:value-type="float" office:value="7.629914" calcext:value-type="float">
            <text:p>7.629914</text:p>
          </table:table-cell>
          <table:table-cell office:value-type="float" office:value="7.747" calcext:value-type="float">
            <text:p>7.7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E104]-[.F104]" office:value-type="float" office:value="0.565648" calcext:value-type="float">
            <text:p>0.565648</text:p>
          </table:table-cell>
          <table:table-cell office:value-type="float" office:value="7.578573" calcext:value-type="float">
            <text:p>7.578573</text:p>
          </table:table-cell>
          <table:table-cell office:value-type="float" office:value="7.012925" calcext:value-type="float">
            <text:p>7.012925</text:p>
          </table:table-cell>
          <table:table-cell office:value-type="float" office:value="7.593597" calcext:value-type="float">
            <text:p>7.593597</text:p>
          </table:table-cell>
          <table:table-cell office:value-type="float" office:value="0.002426" calcext:value-type="float">
            <text:p>0.002426</text:p>
          </table:table-cell>
          <table:table-cell office:value-type="float" office:value="0.084477" calcext:value-type="float">
            <text:p>0.084477</text:p>
          </table:table-cell>
          <table:table-cell office:value-type="float" office:value="7.505629" calcext:value-type="float">
            <text:p>7.505629</text:p>
          </table:table-cell>
          <table:table-cell office:value-type="float" office:value="7.593769" calcext:value-type="float">
            <text:p>7.5937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E105]-[.F105]" office:value-type="float" office:value="0.562522" calcext:value-type="float">
            <text:p>0.562522</text:p>
          </table:table-cell>
          <table:table-cell office:value-type="float" office:value="6.216883" calcext:value-type="float">
            <text:p>6.216883</text:p>
          </table:table-cell>
          <table:table-cell office:value-type="float" office:value="5.654361" calcext:value-type="float">
            <text:p>5.654361</text:p>
          </table:table-cell>
          <table:table-cell office:value-type="float" office:value="6.229201" calcext:value-type="float">
            <text:p>6.229201</text:p>
          </table:table-cell>
          <table:table-cell office:value-type="float" office:value="0.003078" calcext:value-type="float">
            <text:p>0.003078</text:p>
          </table:table-cell>
          <table:table-cell office:value-type="float" office:value="0.06842" calcext:value-type="float">
            <text:p>0.06842</text:p>
          </table:table-cell>
          <table:table-cell office:value-type="float" office:value="6.156543" calcext:value-type="float">
            <text:p>6.156543</text:p>
          </table:table-cell>
          <table:table-cell office:value-type="float" office:value="6.229319" calcext:value-type="float">
            <text:p>6.2293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E106]-[.F106]" office:value-type="float" office:value="0.558851" calcext:value-type="float">
            <text:p>0.558851</text:p>
          </table:table-cell>
          <table:table-cell office:value-type="float" office:value="5.814667" calcext:value-type="float">
            <text:p>5.814667</text:p>
          </table:table-cell>
          <table:table-cell office:value-type="float" office:value="5.255816" calcext:value-type="float">
            <text:p>5.255816</text:p>
          </table:table-cell>
          <table:table-cell office:value-type="float" office:value="5.82618" calcext:value-type="float">
            <text:p>5.82618</text:p>
          </table:table-cell>
          <table:table-cell office:value-type="float" office:value="0.003088" calcext:value-type="float">
            <text:p>0.003088</text:p>
          </table:table-cell>
          <table:table-cell office:value-type="float" office:value="0.057809" calcext:value-type="float">
            <text:p>0.057809</text:p>
          </table:table-cell>
          <table:table-cell office:value-type="float" office:value="5.763896" calcext:value-type="float">
            <text:p>5.763896</text:p>
          </table:table-cell>
          <table:table-cell office:value-type="float" office:value="5.826302" calcext:value-type="float">
            <text:p>5.8263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E107]-[.F107]" office:value-type="float" office:value="0.452971" calcext:value-type="float">
            <text:p>0.452971</text:p>
          </table:table-cell>
          <table:table-cell office:value-type="float" office:value="0.810943" calcext:value-type="float">
            <text:p>0.810943</text:p>
          </table:table-cell>
          <table:table-cell office:value-type="float" office:value="0.357972" calcext:value-type="float">
            <text:p>0.357972</text:p>
          </table:table-cell>
          <table:table-cell office:value-type="float" office:value="0.812596" calcext:value-type="float">
            <text:p>0.812596</text:p>
          </table:table-cell>
          <table:table-cell office:value-type="float" office:value="0.002694" calcext:value-type="float">
            <text:p>0.002694</text:p>
          </table:table-cell>
          <table:table-cell office:value-type="float" office:value="0.314836" calcext:value-type="float">
            <text:p>0.314836</text:p>
          </table:table-cell>
          <table:table-cell office:value-type="float" office:value="0.494524" calcext:value-type="float">
            <text:p>0.494524</text:p>
          </table:table-cell>
          <table:table-cell office:value-type="float" office:value="0.81271" calcext:value-type="float">
            <text:p>0.812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E108]-[.F108]" office:value-type="float" office:value="0.545532" calcext:value-type="float">
            <text:p>0.545532</text:p>
          </table:table-cell>
          <table:table-cell office:value-type="float" office:value="9.407591" calcext:value-type="float">
            <text:p>9.407591</text:p>
          </table:table-cell>
          <table:table-cell office:value-type="float" office:value="8.862059" calcext:value-type="float">
            <text:p>8.862059</text:p>
          </table:table-cell>
          <table:table-cell office:value-type="float" office:value="9.426589" calcext:value-type="float">
            <text:p>9.426589</text:p>
          </table:table-cell>
          <table:table-cell office:value-type="float" office:value="0.067892" calcext:value-type="float">
            <text:p>0.067892</text:p>
          </table:table-cell>
          <table:table-cell office:value-type="float" office:value="0.168602" calcext:value-type="float">
            <text:p>0.168602</text:p>
          </table:table-cell>
          <table:table-cell office:value-type="float" office:value="9.188859" calcext:value-type="float">
            <text:p>9.188859</text:p>
          </table:table-cell>
          <table:table-cell office:value-type="float" office:value="9.426757" calcext:value-type="float">
            <text:p>9.4267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E109]-[.F109]" office:value-type="float" office:value="0.477493" calcext:value-type="float">
            <text:p>0.477493</text:p>
          </table:table-cell>
          <table:table-cell office:value-type="float" office:value="7.830335" calcext:value-type="float">
            <text:p>7.830335</text:p>
          </table:table-cell>
          <table:table-cell office:value-type="float" office:value="7.352842" calcext:value-type="float">
            <text:p>7.352842</text:p>
          </table:table-cell>
          <table:table-cell office:value-type="float" office:value="7.845769" calcext:value-type="float">
            <text:p>7.845769</text:p>
          </table:table-cell>
          <table:table-cell office:value-type="float" office:value="0.003483" calcext:value-type="float">
            <text:p>0.003483</text:p>
          </table:table-cell>
          <table:table-cell office:value-type="float" office:value="0.112992" calcext:value-type="float">
            <text:p>0.112992</text:p>
          </table:table-cell>
          <table:table-cell office:value-type="float" office:value="7.728328" calcext:value-type="float">
            <text:p>7.728328</text:p>
          </table:table-cell>
          <table:table-cell office:value-type="float" office:value="7.845926" calcext:value-type="float">
            <text:p>7.8459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E110]-[.F110]" office:value-type="float" office:value="0.474098" calcext:value-type="float">
            <text:p>0.474098</text:p>
          </table:table-cell>
          <table:table-cell office:value-type="float" office:value="7.731622" calcext:value-type="float">
            <text:p>7.731622</text:p>
          </table:table-cell>
          <table:table-cell office:value-type="float" office:value="7.257524" calcext:value-type="float">
            <text:p>7.257524</text:p>
          </table:table-cell>
          <table:table-cell office:value-type="float" office:value="7.746997" calcext:value-type="float">
            <text:p>7.746997</text:p>
          </table:table-cell>
          <table:table-cell office:value-type="float" office:value="0.002601" calcext:value-type="float">
            <text:p>0.002601</text:p>
          </table:table-cell>
          <table:table-cell office:value-type="float" office:value="0.084549" calcext:value-type="float">
            <text:p>0.084549</text:p>
          </table:table-cell>
          <table:table-cell office:value-type="float" office:value="7.658656" calcext:value-type="float">
            <text:p>7.658656</text:p>
          </table:table-cell>
          <table:table-cell office:value-type="float" office:value="7.747166" calcext:value-type="float">
            <text:p>7.7471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E111]-[.F111]" office:value-type="float" office:value="0.470157" calcext:value-type="float">
            <text:p>0.470157</text:p>
          </table:table-cell>
          <table:table-cell office:value-type="float" office:value="6.269216" calcext:value-type="float">
            <text:p>6.269216</text:p>
          </table:table-cell>
          <table:table-cell office:value-type="float" office:value="5.799059" calcext:value-type="float">
            <text:p>5.799059</text:p>
          </table:table-cell>
          <table:table-cell office:value-type="float" office:value="6.281538" calcext:value-type="float">
            <text:p>6.281538</text:p>
          </table:table-cell>
          <table:table-cell office:value-type="float" office:value="0.003049" calcext:value-type="float">
            <text:p>0.003049</text:p>
          </table:table-cell>
          <table:table-cell office:value-type="float" office:value="0.068607" calcext:value-type="float">
            <text:p>0.068607</text:p>
          </table:table-cell>
          <table:table-cell office:value-type="float" office:value="6.208607" calcext:value-type="float">
            <text:p>6.208607</text:p>
          </table:table-cell>
          <table:table-cell office:value-type="float" office:value="6.281665" calcext:value-type="float">
            <text:p>6.2816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E112]-[.F112]" office:value-type="float" office:value="0.453181" calcext:value-type="float">
            <text:p>0.453181</text:p>
          </table:table-cell>
          <table:table-cell office:value-type="float" office:value="0.853556" calcext:value-type="float">
            <text:p>0.853556</text:p>
          </table:table-cell>
          <table:table-cell office:value-type="float" office:value="0.400375" calcext:value-type="float">
            <text:p>0.400375</text:p>
          </table:table-cell>
          <table:table-cell office:value-type="float" office:value="0.855189" calcext:value-type="float">
            <text:p>0.855189</text:p>
          </table:table-cell>
          <table:table-cell office:value-type="float" office:value="0.002952" calcext:value-type="float">
            <text:p>0.002952</text:p>
          </table:table-cell>
          <table:table-cell office:value-type="float" office:value="0.330607" calcext:value-type="float">
            <text:p>0.330607</text:p>
          </table:table-cell>
          <table:table-cell office:value-type="float" office:value="0.521087" calcext:value-type="float">
            <text:p>0.521087</text:p>
          </table:table-cell>
          <table:table-cell office:value-type="float" office:value="0.855306" calcext:value-type="float">
            <text:p>0.8553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E113]-[.F113]" office:value-type="float" office:value="0.528957" calcext:value-type="float">
            <text:p>0.528957</text:p>
          </table:table-cell>
          <table:table-cell office:value-type="float" office:value="9.689063" calcext:value-type="float">
            <text:p>9.689063</text:p>
          </table:table-cell>
          <table:table-cell office:value-type="float" office:value="9.160106" calcext:value-type="float">
            <text:p>9.160106</text:p>
          </table:table-cell>
          <table:table-cell office:value-type="float" office:value="9.707964" calcext:value-type="float">
            <text:p>9.707964</text:p>
          </table:table-cell>
          <table:table-cell office:value-type="float" office:value="0.068961" calcext:value-type="float">
            <text:p>0.068961</text:p>
          </table:table-cell>
          <table:table-cell office:value-type="float" office:value="0.168604" calcext:value-type="float">
            <text:p>0.168604</text:p>
          </table:table-cell>
          <table:table-cell office:value-type="float" office:value="9.469026" calcext:value-type="float">
            <text:p>9.469026</text:p>
          </table:table-cell>
          <table:table-cell office:value-type="float" office:value="9.708123" calcext:value-type="float">
            <text:p>9.7081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114]-[.F114]" office:value-type="float" office:value="0.459592" calcext:value-type="float">
            <text:p>0.459592</text:p>
          </table:table-cell>
          <table:table-cell office:value-type="float" office:value="5.9782" calcext:value-type="float">
            <text:p>5.9782</text:p>
          </table:table-cell>
          <table:table-cell office:value-type="float" office:value="5.518608" calcext:value-type="float">
            <text:p>5.518608</text:p>
          </table:table-cell>
          <table:table-cell office:value-type="float" office:value="5.989816" calcext:value-type="float">
            <text:p>5.989816</text:p>
          </table:table-cell>
          <table:table-cell office:value-type="float" office:value="0.007233" calcext:value-type="float">
            <text:p>0.007233</text:p>
          </table:table-cell>
          <table:table-cell office:value-type="float" office:value="0.129775" calcext:value-type="float">
            <text:p>0.129775</text:p>
          </table:table-cell>
          <table:table-cell office:value-type="float" office:value="5.852031" calcext:value-type="float">
            <text:p>5.852031</text:p>
          </table:table-cell>
          <table:table-cell office:value-type="float" office:value="5.989933" calcext:value-type="float">
            <text:p>5.9899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E115]-[.F115]" office:value-type="float" office:value="0.452907" calcext:value-type="float">
            <text:p>0.452907</text:p>
          </table:table-cell>
          <table:table-cell office:value-type="float" office:value="7.529616" calcext:value-type="float">
            <text:p>7.529616</text:p>
          </table:table-cell>
          <table:table-cell office:value-type="float" office:value="7.076709" calcext:value-type="float">
            <text:p>7.076709</text:p>
          </table:table-cell>
          <table:table-cell office:value-type="float" office:value="7.544436" calcext:value-type="float">
            <text:p>7.544436</text:p>
          </table:table-cell>
          <table:table-cell office:value-type="float" office:value="0.003365" calcext:value-type="float">
            <text:p>0.003365</text:p>
          </table:table-cell>
          <table:table-cell office:value-type="float" office:value="0.084223" calcext:value-type="float">
            <text:p>0.084223</text:p>
          </table:table-cell>
          <table:table-cell office:value-type="float" office:value="7.45567" calcext:value-type="float">
            <text:p>7.45567</text:p>
          </table:table-cell>
          <table:table-cell office:value-type="float" office:value="7.54456" calcext:value-type="float">
            <text:p>7.544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E116]-[.F116]" office:value-type="float" office:value="0.443346" calcext:value-type="float">
            <text:p>0.443346</text:p>
          </table:table-cell>
          <table:table-cell office:value-type="float" office:value="0.852497" calcext:value-type="float">
            <text:p>0.852497</text:p>
          </table:table-cell>
          <table:table-cell office:value-type="float" office:value="0.409151" calcext:value-type="float">
            <text:p>0.409151</text:p>
          </table:table-cell>
          <table:table-cell office:value-type="float" office:value="0.854248" calcext:value-type="float">
            <text:p>0.854248</text:p>
          </table:table-cell>
          <table:table-cell office:value-type="float" office:value="0.003052" calcext:value-type="float">
            <text:p>0.003052</text:p>
          </table:table-cell>
          <table:table-cell office:value-type="float" office:value="0.329701" calcext:value-type="float">
            <text:p>0.329701</text:p>
          </table:table-cell>
          <table:table-cell office:value-type="float" office:value="0.520996" calcext:value-type="float">
            <text:p>0.520996</text:p>
          </table:table-cell>
          <table:table-cell office:value-type="float" office:value="0.854364" calcext:value-type="float">
            <text:p>0.8543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E117]-[.F117]" office:value-type="float" office:value="0.522220000000001" calcext:value-type="float">
            <text:p>0.522220000000001</text:p>
          </table:table-cell>
          <table:table-cell office:value-type="float" office:value="9.320337" calcext:value-type="float">
            <text:p>9.320337</text:p>
          </table:table-cell>
          <table:table-cell office:value-type="float" office:value="8.798117" calcext:value-type="float">
            <text:p>8.798117</text:p>
          </table:table-cell>
          <table:table-cell office:value-type="float" office:value="9.338265" calcext:value-type="float">
            <text:p>9.338265</text:p>
          </table:table-cell>
          <table:table-cell office:value-type="float" office:value="0.068029" calcext:value-type="float">
            <text:p>0.068029</text:p>
          </table:table-cell>
          <table:table-cell office:value-type="float" office:value="0.169096" calcext:value-type="float">
            <text:p>0.169096</text:p>
          </table:table-cell>
          <table:table-cell office:value-type="float" office:value="9.099786" calcext:value-type="float">
            <text:p>9.099786</text:p>
          </table:table-cell>
          <table:table-cell office:value-type="float" office:value="9.338429" calcext:value-type="float">
            <text:p>9.3384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E118]-[.F118]" office:value-type="float" office:value="0.444942999999999" calcext:value-type="float">
            <text:p>0.444942999999999</text:p>
          </table:table-cell>
          <table:table-cell office:value-type="float" office:value="8.032791" calcext:value-type="float">
            <text:p>8.032791</text:p>
          </table:table-cell>
          <table:table-cell office:value-type="float" office:value="7.587848" calcext:value-type="float">
            <text:p>7.587848</text:p>
          </table:table-cell>
          <table:table-cell office:value-type="float" office:value="8.049223" calcext:value-type="float">
            <text:p>8.049223</text:p>
          </table:table-cell>
          <table:table-cell office:value-type="float" office:value="0.002669" calcext:value-type="float">
            <text:p>0.002669</text:p>
          </table:table-cell>
          <table:table-cell office:value-type="float" office:value="0.113128" calcext:value-type="float">
            <text:p>0.113128</text:p>
          </table:table-cell>
          <table:table-cell office:value-type="float" office:value="7.932448" calcext:value-type="float">
            <text:p>7.932448</text:p>
          </table:table-cell>
          <table:table-cell office:value-type="float" office:value="8.049334" calcext:value-type="float">
            <text:p>8.0493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E119]-[.F119]" office:value-type="float" office:value="0.353964" calcext:value-type="float">
            <text:p>0.353964</text:p>
          </table:table-cell>
          <table:table-cell office:value-type="float" office:value="0.852535" calcext:value-type="float">
            <text:p>0.852535</text:p>
          </table:table-cell>
          <table:table-cell office:value-type="float" office:value="0.498571" calcext:value-type="float">
            <text:p>0.498571</text:p>
          </table:table-cell>
          <table:table-cell office:value-type="float" office:value="0.854265" calcext:value-type="float">
            <text:p>0.854265</text:p>
          </table:table-cell>
          <table:table-cell office:value-type="float" office:value="0.003042" calcext:value-type="float">
            <text:p>0.003042</text:p>
          </table:table-cell>
          <table:table-cell office:value-type="float" office:value="0.330028" calcext:value-type="float">
            <text:p>0.330028</text:p>
          </table:table-cell>
          <table:table-cell office:value-type="float" office:value="0.520697" calcext:value-type="float">
            <text:p>0.520697</text:p>
          </table:table-cell>
          <table:table-cell office:value-type="float" office:value="0.854382" calcext:value-type="float">
            <text:p>0.8543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E120]-[.F120]" office:value-type="float" office:value="0.428899999999999" calcext:value-type="float">
            <text:p>0.428899999999999</text:p>
          </table:table-cell>
          <table:table-cell office:value-type="float" office:value="9.569016" calcext:value-type="float">
            <text:p>9.569016</text:p>
          </table:table-cell>
          <table:table-cell office:value-type="float" office:value="9.140116" calcext:value-type="float">
            <text:p>9.140116</text:p>
          </table:table-cell>
          <table:table-cell office:value-type="float" office:value="9.587843" calcext:value-type="float">
            <text:p>9.587843</text:p>
          </table:table-cell>
          <table:table-cell office:value-type="float" office:value="0.069213" calcext:value-type="float">
            <text:p>0.069213</text:p>
          </table:table-cell>
          <table:table-cell office:value-type="float" office:value="0.16927" calcext:value-type="float">
            <text:p>0.16927</text:p>
          </table:table-cell>
          <table:table-cell office:value-type="float" office:value="9.347866" calcext:value-type="float">
            <text:p>9.347866</text:p>
          </table:table-cell>
          <table:table-cell office:value-type="float" office:value="9.588002" calcext:value-type="float">
            <text:p>9.5880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E121]-[.F121]" office:value-type="float" office:value="0.426573" calcext:value-type="float">
            <text:p>0.426573</text:p>
          </table:table-cell>
          <table:table-cell office:value-type="float" office:value="0.852401" calcext:value-type="float">
            <text:p>0.852401</text:p>
          </table:table-cell>
          <table:table-cell office:value-type="float" office:value="0.425828" calcext:value-type="float">
            <text:p>0.425828</text:p>
          </table:table-cell>
          <table:table-cell office:value-type="float" office:value="0.854144" calcext:value-type="float">
            <text:p>0.854144</text:p>
          </table:table-cell>
          <table:table-cell office:value-type="float" office:value="0.004258" calcext:value-type="float">
            <text:p>0.004258</text:p>
          </table:table-cell>
          <table:table-cell office:value-type="float" office:value="0.328847" calcext:value-type="float">
            <text:p>0.328847</text:p>
          </table:table-cell>
          <table:table-cell office:value-type="float" office:value="0.52055" calcext:value-type="float">
            <text:p>0.52055</text:p>
          </table:table-cell>
          <table:table-cell office:value-type="float" office:value="0.854262" calcext:value-type="float">
            <text:p>0.854262</text:p>
          </table:table-cell>
        </table:table-row>
      </table:table>
      <table:named-expressions/>
      <table:database-ranges>
        <table:database-range table:name="__Anonymous_Sheet_DB__0" table:target-range-address="result1.A2:result1.K121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8T12:32:33.752870545</dc:date>
    <meta:editing-duration>PT7M10S</meta:editing-duration>
    <meta:editing-cycles>1</meta:editing-cycles>
    <meta:document-statistic meta:table-count="1" meta:cell-count="1324" meta:object-count="0"/>
    <meta:generator>LibreOffice/6.3.4.2.0$Linux_X86_64 LibreOffice_project/30$Build-2</meta:generator>
  </office:meta>
</office:document-meta>
</file>